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89" style:master-page-name="MasterPage2" style:family="paragraph" style:name="P43">
      <style:paragraph-properties/>
      <style:text-properties fo:color="#000000" fo:font-family="Liberation Serif" style:font-family-complex="Liberation Serif" fo:font-size="12pt" fo:language="es" fo:country="ES"/>
    </style:style>
    <style:style style:family="text" style:name="T113">
      <style:text-properties fo:color="#000000" fo:font-family="Liberation Serif" style:font-family-complex="Liberation Serif" fo:font-size="12pt" fo:language="es" fo:country="ES"/>
    </style:style>
    <style:style style:family="text" style:name="T114">
      <style:text-properties fo:color="#000000" fo:font-family="Liberation Serif" style:font-family-complex="Liberation Serif" fo:font-size="12pt" fo:language="es" fo:country="ES"/>
    </style:style>
    <style:style style:family="graphic" style:name="gr3">
      <style:graphic-properties draw:fill="gradient" draw:fill-gradient-name="Gradient3" draw:textarea-vertical-align="top" draw:auto-grow-height="false" draw:auto-grow-width="false" draw:stroke="none" fo:wrap-option="wrap" fo:margin-left="0.32cm" fo:margin-right="0.32cm" fo:margin-top="0cm" fo:margin-bottom="0cm" style:horizontal-pos="from-left" style:horizontal-rel="char" style:vertical-pos="from-top" style:vertical-rel="paragraph" fo:padding-top="3.6pt" fo:padding-bottom="3.6pt" fo:padding-left="7.2pt" fo:padding-right="7.2pt" fo:background-color="transparent"/>
    </style:style>
    <style:style style:family="paragraph" style:name="P45">
      <style:paragraph-properties fo:text-align="center"/>
      <style:text-properties fo:color="#31859A" fo:font-size="72pt" fo:font-weight="bold" style:text-rotation-angle="0"/>
    </style:style>
    <style:style style:family="text" style:name="T115">
      <style:text-properties fo:color="#31859A" fo:font-size="72pt" fo:language="es" fo:country="ES" fo:font-weight="bold"/>
    </style:style>
    <style:style style:family="text" style:name="T116">
      <style:text-properties fo:color="#31859A" fo:font-size="72pt" fo:font-weight="bold"/>
    </style:style>
    <style:style style:family="graphic" style:name="gr4">
      <style:graphic-properties draw:fill="gradient" draw:fill-gradient-name="Gradient6" draw:textarea-vertical-align="top" draw:auto-grow-height="true" draw:fit-to-size="false" style:shrink-to-fit="false" draw:stroke="none" fo:wrap-option="no-wrap" fo:margin-left="0.32cm" fo:margin-right="0.32cm" fo:margin-top="0cm" fo:margin-bottom="0cm" style:horizontal-pos="from-left" style:horizontal-rel="char" style:vertical-pos="from-top" style:vertical-rel="paragraph" fo:padding-top="3.6pt" fo:padding-bottom="3.6pt" fo:padding-left="7.2pt" fo:padding-right="7.2pt" fo:background-color="transparent"/>
    </style:style>
    <style:style style:family="paragraph" style:name="P46">
      <style:paragraph-properties fo:text-align="center"/>
      <style:text-properties fo:color="#31859A" fo:font-size="36pt" fo:font-weight="bold" style:text-rotation-angle="0"/>
    </style:style>
    <style:style style:family="text" style:name="T117">
      <style:text-properties fo:color="#31859A" fo:font-size="36pt" fo:language="es" fo:country="ES" fo:font-weight="bold"/>
    </style:style>
    <style:style style:family="text" style:name="T118">
      <style:text-properties fo:color="#31859A" fo:font-size="36pt" fo:font-weight="bold"/>
    </style:style>
    <style:style style:family="text" style:name="T119">
      <style:text-properties fo:color="#000000" fo:font-family="Liberation Serif" style:font-family-complex="Liberation Serif" fo:font-size="12pt" fo:language="es" fo:country="ES"/>
    </style:style>
    <style:style style:parent-style-name="789" style:master-page-name="MasterPage3" style:family="paragraph" style:name="P47">
      <style:paragraph-properties fo:break-before="page"/>
      <style:text-properties fo:color="#000000" fo:font-family="Liberation Serif" style:font-family-complex="Liberation Serif" fo:font-size="12pt" fo:language="es" fo:country="ES"/>
    </style:style>
    <style:style style:family="text" style:name="T123">
      <style:text-properties fo:color="#000000" fo:font-family="Liberation Serif" style:font-family-complex="Liberation Serif" fo:font-size="12pt" fo:language="es" fo:country="ES"/>
    </style:style>
    <style:style style:family="text" style:name="T124">
      <style:text-properties fo:color="#000000" fo:font-family="Liberation Serif" style:font-family-complex="Liberation Serif" fo:font-size="12pt" fo:language="es" fo:country="ES"/>
    </style:style>
    <style:style style:family="text" style:name="T125">
      <style:text-properties fo:color="#000000" fo:font-family="Liberation Serif" style:font-family-complex="Liberation Serif" fo:font-size="12pt" fo:language="es" fo:country="ES"/>
    </style:style>
    <style:style style:parent-style-name="789" style:master-page-name="MasterPage4" style:family="paragraph" style:name="P50">
      <style:paragraph-properties fo:text-align="justify" fo:break-before="page"/>
      <style:text-properties fo:color="#000000" fo:font-family="Liberation Serif" style:font-family-complex="Liberation Serif" fo:font-size="12pt" fo:language="es" fo:country="ES" fo:font-weight="bold"/>
    </style:style>
    <style:style style:family="text" style:name="T129">
      <style:text-properties fo:color="#000000" fo:font-family="Arial" style:font-family-complex="Arial" fo:font-size="14pt" fo:language="es" fo:country="ES" fo:font-weight="bold"/>
    </style:style>
    <style:style style:family="text" style:name="T130">
      <style:text-properties fo:color="#000000" fo:font-family="Arial" style:font-family-complex="Arial" fo:font-size="14pt" fo:language="es" fo:country="ES" fo:font-weight="bold"/>
    </style:style>
    <style:style style:family="text" style:name="T131">
      <style:text-properties fo:color="#000000" fo:font-family="Liberation Serif" style:font-family-complex="Liberation Serif" fo:font-size="12pt" fo:language="es" fo:country="ES" fo:font-weight="bold"/>
    </style:style>
    <style:style style:parent-style-name="789" style:family="paragraph" style:name="P53">
      <style:paragraph-properties fo:text-align="justify"/>
      <style:text-properties fo:color="#000000" fo:font-family="Liberation Serif" style:font-family-complex="Liberation Serif" fo:font-size="12pt" fo:language="es" fo:country="ES" fo:font-weight="normal"/>
    </style:style>
    <style:style style:family="text" style:name="T132">
      <style:text-properties fo:color="#000000" fo:font-family="Arial" style:font-family-complex="Arial" fo:font-size="12pt" fo:language="es" fo:country="ES" fo:font-weight="normal"/>
    </style:style>
    <style:style style:family="text" style:name="T133">
      <style:text-properties fo:color="#000000" fo:font-family="Arial" style:font-family-complex="Arial" fo:font-size="12pt" fo:language="es" fo:country="ES" fo:font-weight="normal"/>
    </style:style>
    <style:style style:family="text" style:name="T134">
      <style:text-properties fo:color="#000000" fo:font-family="Liberation Serif" style:font-family-complex="Liberation Serif" fo:font-size="12pt" fo:language="es" fo:country="ES" fo:font-weight="normal"/>
    </style:style>
    <style:style style:parent-style-name="789" style:family="paragraph" style:name="P54">
      <style:paragraph-properties fo:text-align="justify"/>
      <style:text-properties fo:color="#000000" fo:font-family="Liberation Serif" style:font-family-complex="Liberation Serif" fo:font-size="12pt" fo:language="es" fo:country="ES" fo:font-weight="normal"/>
    </style:style>
    <style:style style:family="text" style:name="T135">
      <style:text-properties fo:color="#000000" fo:font-family="Arial" style:font-family-complex="Arial" fo:font-size="12pt" fo:language="es" fo:country="ES" fo:font-weight="normal"/>
    </style:style>
    <style:style style:family="text" style:name="T136">
      <style:text-properties fo:color="#000000" fo:font-family="Arial" style:font-family-complex="Arial" fo:font-size="12pt" fo:language="es" fo:country="ES" fo:font-weight="normal"/>
    </style:style>
    <style:style style:family="text" style:name="T137">
      <style:text-properties fo:color="#000000" fo:font-family="Liberation Serif" style:font-family-complex="Liberation Serif" fo:font-size="12pt" fo:language="es" fo:country="ES" fo:font-weight="normal"/>
    </style:style>
    <style:style style:parent-style-name="789" style:family="paragraph" style:name="P55">
      <style:paragraph-properties fo:text-align="justify"/>
      <style:text-properties fo:color="#000000" fo:font-family="Liberation Serif" style:font-family-complex="Liberation Serif" fo:font-size="12pt" fo:language="es" fo:country="ES" fo:font-weight="normal"/>
    </style:style>
    <style:style style:family="text" style:name="T138">
      <style:text-properties fo:color="#000000" fo:font-family="Arial" style:font-family-complex="Arial" fo:font-size="12pt" fo:language="es" fo:country="ES" fo:font-weight="normal"/>
    </style:style>
    <style:style style:family="text" style:name="T139">
      <style:text-properties fo:color="#000000" fo:font-family="Arial" style:font-family-complex="Arial" fo:font-size="12pt" fo:language="es" fo:country="ES" fo:font-weight="normal"/>
    </style:style>
    <style:style style:family="text" style:name="T140">
      <style:text-properties fo:color="#000000" fo:font-family="Liberation Serif" style:font-family-complex="Liberation Serif" fo:font-size="12pt" fo:language="es" fo:country="ES" fo:font-weight="normal"/>
    </style:style>
    <style:style style:parent-style-name="789" style:family="paragraph" style:name="P56">
      <style:paragraph-properties fo:text-align="justify"/>
      <style:text-properties fo:color="#000000" fo:font-family="Liberation Serif" style:font-family-complex="Liberation Serif" fo:font-size="12pt" fo:language="es" fo:country="ES" fo:font-weight="normal"/>
    </style:style>
    <style:style style:family="text" style:name="T141">
      <style:text-properties fo:color="#000000" fo:font-family="Arial" style:font-family-complex="Arial" fo:font-size="12pt" fo:language="es" fo:country="ES" fo:font-weight="normal"/>
    </style:style>
    <style:style style:family="text" style:name="T142">
      <style:text-properties fo:color="#000000" fo:font-family="Arial" style:font-family-complex="Arial" fo:font-size="12pt" fo:language="es" fo:country="ES" fo:font-weight="normal"/>
    </style:style>
    <style:style style:family="text" style:name="T143">
      <style:text-properties fo:color="#000000" fo:font-family="Liberation Serif" style:font-family-complex="Liberation Serif" fo:font-size="12pt" fo:language="es" fo:country="ES" fo:font-weight="normal"/>
    </style:style>
    <style:style style:parent-style-name="789" style:list-style-name="WWNum1" style:family="paragraph" style:name="P57">
      <style:paragraph-properties fo:text-align="justify"/>
      <style:text-properties fo:color="#000000" fo:font-family="Liberation Serif" style:font-family-complex="Liberation Serif" fo:font-size="12pt" fo:language="es" fo:country="ES" fo:font-weight="bold"/>
    </style:style>
    <style:style style:family="text" style:name="T144">
      <style:text-properties fo:color="#000000" fo:font-family="Arial" style:font-family-complex="Arial" fo:font-size="12pt" fo:language="es" fo:country="ES" fo:font-weight="bold"/>
    </style:style>
    <style:style style:family="text" style:name="T145">
      <style:text-properties fo:color="#000000" fo:font-family="Arial" style:font-family-complex="Arial" fo:font-size="12pt" fo:language="es" fo:country="ES" fo:font-weight="normal"/>
    </style:style>
    <style:style style:family="text" style:name="T146">
      <style:text-properties fo:color="#000000" fo:font-family="Arial" style:font-family-complex="Arial" fo:font-size="12pt" fo:language="es" fo:country="ES" fo:font-weight="bold"/>
    </style:style>
    <style:style style:family="text" style:name="T147">
      <style:text-properties fo:color="#000000" fo:font-family="Liberation Serif" style:font-family-complex="Liberation Serif" fo:font-size="12pt" fo:language="es" fo:country="ES" fo:font-weight="bold"/>
    </style:style>
    <style:style style:parent-style-name="789" style:list-style-name="WWNum1" style:family="paragraph" style:name="P58">
      <style:paragraph-properties fo:text-align="justify"/>
      <style:text-properties fo:color="#000000" fo:font-family="Liberation Serif" style:font-family-complex="Liberation Serif" fo:font-size="12pt" fo:language="es" fo:country="ES" fo:font-weight="bold"/>
    </style:style>
    <style:style style:family="text" style:name="T148">
      <style:text-properties fo:color="#000000" fo:font-family="Arial" style:font-family-complex="Arial" fo:font-size="12pt" fo:language="es" fo:country="ES" fo:font-weight="bold"/>
    </style:style>
    <style:style style:family="text" style:name="T149">
      <style:text-properties fo:color="#000000" fo:font-family="Arial" style:font-family-complex="Arial" fo:font-size="12pt" fo:language="es" fo:country="ES" fo:font-weight="normal"/>
    </style:style>
    <style:style style:family="text" style:name="T150">
      <style:text-properties fo:color="#000000" fo:font-family="Arial" style:font-family-complex="Arial" fo:font-size="12pt" fo:language="es" fo:country="ES" fo:font-weight="bold"/>
    </style:style>
    <style:style style:family="text" style:name="T151">
      <style:text-properties fo:color="#000000" fo:font-family="Liberation Serif" style:font-family-complex="Liberation Serif" fo:font-size="12pt" fo:language="es" fo:country="ES" fo:font-weight="bold"/>
    </style:style>
    <style:style style:parent-style-name="789" style:list-style-name="WWNum1" style:family="paragraph" style:name="P59">
      <style:paragraph-properties fo:text-align="justify"/>
      <style:text-properties fo:color="#000000" fo:font-family="Liberation Serif" style:font-family-complex="Liberation Serif" fo:font-size="12pt" fo:language="es" fo:country="ES" fo:font-weight="bold"/>
    </style:style>
    <style:style style:family="text" style:name="T152">
      <style:text-properties fo:color="#000000" fo:font-family="Arial" style:font-family-complex="Arial" fo:font-size="12pt" fo:language="es" fo:country="ES" fo:font-weight="bold"/>
    </style:style>
    <style:style style:family="text" style:name="T153">
      <style:text-properties fo:color="#000000" fo:font-family="Arial" style:font-family-complex="Arial" fo:font-size="12pt" fo:language="es" fo:country="ES" fo:font-weight="normal"/>
    </style:style>
    <style:style style:family="text" style:name="T154">
      <style:text-properties fo:color="#000000" fo:font-family="Arial" style:font-family-complex="Arial" fo:font-size="12pt" fo:language="es" fo:country="ES" fo:font-weight="bold"/>
    </style:style>
    <style:style style:family="text" style:name="T155">
      <style:text-properties fo:color="#000000" fo:font-family="Liberation Serif" style:font-family-complex="Liberation Serif" fo:font-size="12pt" fo:language="es" fo:country="ES" fo:font-weight="bold"/>
    </style:style>
    <style:style style:parent-style-name="789" style:list-style-name="WWNum1" style:family="paragraph" style:name="P60">
      <style:paragraph-properties fo:text-align="justify"/>
      <style:text-properties fo:color="#000000" fo:font-family="Liberation Serif" style:font-family-complex="Liberation Serif" fo:font-size="12pt" fo:language="es" fo:country="ES" fo:font-weight="bold"/>
    </style:style>
    <style:style style:family="text" style:name="T156">
      <style:text-properties fo:color="#000000" fo:font-family="Arial" style:font-family-complex="Arial" fo:font-size="12pt" fo:language="es" fo:country="ES" fo:font-weight="bold"/>
    </style:style>
    <style:style style:family="text" style:name="T157">
      <style:text-properties fo:color="#000000" fo:font-family="Arial" style:font-family-complex="Arial" fo:font-size="12pt" fo:language="es" fo:country="ES" fo:font-weight="normal"/>
    </style:style>
    <style:style style:family="text" style:name="T158">
      <style:text-properties fo:color="#000000" fo:font-family="Arial" style:font-family-complex="Arial" fo:font-size="12pt" fo:language="es" fo:country="ES" fo:font-weight="bold"/>
    </style:style>
    <style:style style:family="text" style:name="T159">
      <style:text-properties fo:color="#000000" fo:font-family="Liberation Serif" style:font-family-complex="Liberation Serif" fo:font-size="12pt" fo:language="es" fo:country="ES" fo:font-weight="bold"/>
    </style:style>
    <style:style style:parent-style-name="789" style:list-style-name="WWNum1" style:family="paragraph" style:name="P61">
      <style:paragraph-properties fo:text-align="justify"/>
      <style:text-properties fo:color="#000000" fo:font-family="Liberation Serif" style:font-family-complex="Liberation Serif" fo:font-size="12pt" fo:language="es" fo:country="ES" fo:font-weight="bold"/>
    </style:style>
    <style:style style:family="text" style:name="T160">
      <style:text-properties fo:color="#000000" fo:font-family="Arial" style:font-family-complex="Arial" fo:font-size="12pt" fo:language="es" fo:country="ES" fo:font-weight="bold"/>
    </style:style>
    <style:style style:family="text" style:name="T161">
      <style:text-properties fo:color="#000000" fo:font-family="Arial" style:font-family-complex="Arial" fo:font-size="12pt" fo:language="es" fo:country="ES" fo:font-weight="normal"/>
    </style:style>
    <style:style style:family="text" style:name="T162">
      <style:text-properties fo:color="#000000" fo:font-family="Arial" style:font-family-complex="Arial" fo:font-size="12pt" fo:language="es" fo:country="ES" fo:font-style="italic" fo:font-weight="normal"/>
    </style:style>
    <style:style style:family="text" style:name="T163">
      <style:text-properties fo:color="#000000" fo:font-family="Arial" style:font-family-complex="Arial" fo:font-size="12pt" fo:language="es" fo:country="ES" fo:font-weight="normal"/>
    </style:style>
    <style:style style:family="text" style:name="T164">
      <style:text-properties fo:color="#000000" fo:font-family="Arial" style:font-family-complex="Arial" fo:font-size="12pt" fo:language="es" fo:country="ES" fo:font-weight="bold"/>
    </style:style>
    <style:style style:family="text" style:name="T165">
      <style:text-properties fo:color="#000000" fo:font-family="Liberation Serif" style:font-family-complex="Liberation Serif" fo:font-size="12pt" fo:language="es" fo:country="ES" fo:font-weight="bold"/>
    </style:style>
    <style:style style:parent-style-name="789" style:list-style-name="WWNum1" style:family="paragraph" style:name="P62">
      <style:paragraph-properties fo:text-align="justify"/>
      <style:text-properties fo:color="#000000" fo:font-family="Liberation Serif" style:font-family-complex="Liberation Serif" fo:font-size="12pt" fo:language="es" fo:country="ES" fo:font-weight="bold"/>
    </style:style>
    <style:style style:family="text" style:name="T166">
      <style:text-properties fo:color="#000000" fo:font-family="Arial" style:font-family-complex="Arial" fo:font-size="12pt" fo:language="es" fo:country="ES" fo:font-weight="bold"/>
    </style:style>
    <style:style style:family="text" style:name="T167">
      <style:text-properties fo:color="#000000" fo:font-family="Arial" style:font-family-complex="Arial" fo:font-size="12pt" fo:language="es" fo:country="ES" fo:font-weight="normal"/>
    </style:style>
    <style:style style:family="text" style:name="T168">
      <style:text-properties fo:color="#000000" fo:font-family="Arial" style:font-family-complex="Arial" fo:font-size="12pt" fo:language="es" fo:country="ES" fo:font-weight="bold"/>
    </style:style>
    <style:style style:family="text" style:name="T169">
      <style:text-properties fo:color="#000000" fo:font-family="Liberation Serif" style:font-family-complex="Liberation Serif" fo:font-size="12pt" fo:language="es" fo:country="ES" fo:font-weight="bold"/>
    </style:style>
    <style:style style:parent-style-name="789" style:family="paragraph" style:name="P63">
      <style:paragraph-properties fo:text-align="justify"/>
      <style:text-properties fo:color="#000000" fo:font-family="Liberation Serif" style:font-family-complex="Liberation Serif" fo:font-size="12pt" fo:language="es" fo:country="ES" fo:font-weight="normal"/>
    </style:style>
    <style:style style:family="text" style:name="T170">
      <style:text-properties fo:color="#000000" fo:font-family="Arial" style:font-family-complex="Arial" fo:font-size="12pt" fo:language="es" fo:country="ES" fo:font-weight="normal"/>
    </style:style>
    <style:style style:family="text" style:name="T171">
      <style:text-properties fo:color="#000000" fo:font-family="Arial" style:font-family-complex="Arial" fo:font-size="12pt" fo:language="es" fo:country="ES" fo:font-weight="normal"/>
    </style:style>
    <style:style style:family="text" style:name="T172">
      <style:text-properties fo:color="#000000" fo:font-family="Liberation Serif" style:font-family-complex="Liberation Serif" fo:font-size="12pt" fo:language="es" fo:country="ES" fo:font-weight="normal"/>
    </style:style>
    <style:style style:parent-style-name="789" style:family="paragraph" style:name="P64">
      <style:paragraph-properties fo:text-align="justify"/>
      <style:text-properties fo:color="#000000" fo:font-family="Liberation Serif" style:font-family-complex="Liberation Serif" fo:font-size="12pt" fo:language="es" fo:country="ES" fo:font-weight="normal"/>
    </style:style>
    <style:style style:family="text" style:name="T173">
      <style:text-properties fo:color="#000000" fo:font-family="Arial" style:font-family-complex="Arial" fo:font-size="12pt" fo:language="es" fo:country="ES" fo:font-weight="normal"/>
    </style:style>
    <style:style style:family="text" style:name="T174">
      <style:text-properties fo:color="#000000" fo:font-family="Arial" style:font-family-complex="Arial" fo:font-size="12pt" fo:language="es" fo:country="ES" fo:font-weight="normal"/>
    </style:style>
    <style:style style:family="text" style:name="T175">
      <style:text-properties fo:color="#000000" fo:font-family="Liberation Serif" style:font-family-complex="Liberation Serif" fo:font-size="12pt" fo:language="es" fo:country="ES" fo:font-weight="normal"/>
    </style:style>
    <style:style style:parent-style-name="789" style:family="paragraph" style:name="P65">
      <style:paragraph-properties fo:text-align="justify"/>
      <style:text-properties fo:color="#000000" fo:font-family="Liberation Serif" style:font-family-complex="Liberation Serif" fo:font-size="12pt" fo:language="es" fo:country="ES" fo:font-weight="normal"/>
    </style:style>
    <style:style style:family="text" style:name="T176">
      <style:text-properties fo:color="#000000" fo:font-family="Arial" style:font-family-complex="Arial" fo:font-size="12pt" fo:language="es" fo:country="ES" fo:font-weight="normal"/>
    </style:style>
    <style:style style:family="text" style:name="T177">
      <style:text-properties fo:color="#000000" fo:font-family="Arial" style:font-family-complex="Arial" fo:font-size="12pt" fo:language="es" fo:country="ES" fo:font-weight="normal"/>
    </style:style>
    <style:style style:family="text" style:name="T178">
      <style:text-properties fo:color="#000000" fo:font-family="Liberation Serif" style:font-family-complex="Liberation Serif" fo:font-size="12pt" fo:language="es" fo:country="ES" fo:font-weight="normal"/>
    </style:style>
    <style:style style:parent-style-name="789" style:family="paragraph" style:name="P66">
      <style:paragraph-properties fo:text-align="justify"/>
      <style:text-properties fo:color="#000000" fo:font-family="Liberation Serif" style:font-family-complex="Liberation Serif" fo:font-size="12pt" fo:language="es" fo:country="ES" fo:font-weight="normal"/>
    </style:style>
    <style:style style:family="text" style:name="T179">
      <style:text-properties fo:color="#000000" fo:font-family="Arial" style:font-family-complex="Arial" fo:font-size="12pt" fo:language="es" fo:country="ES" fo:font-weight="normal"/>
    </style:style>
    <style:style style:family="text" style:name="T180">
      <style:text-properties fo:color="#000000" fo:font-family="Arial" style:font-family-complex="Arial" fo:font-size="12pt" fo:language="es" fo:country="ES" fo:font-weight="normal"/>
    </style:style>
    <style:style style:family="text" style:name="T181">
      <style:text-properties fo:color="#000000" fo:font-family="Liberation Serif" style:font-family-complex="Liberation Serif" fo:font-size="12pt" fo:language="es" fo:country="ES" fo:font-weight="normal"/>
    </style:style>
    <style:style style:parent-style-name="789" style:family="paragraph" style:name="P67">
      <style:paragraph-properties fo:text-align="justify"/>
      <style:text-properties fo:color="#000000" fo:font-family="Liberation Serif" style:font-family-complex="Liberation Serif" fo:font-size="12pt" fo:language="es" fo:country="ES" fo:font-weight="bold"/>
    </style:style>
    <style:style style:family="text" style:name="T182">
      <style:text-properties fo:color="#000000" fo:font-family="Arial" style:font-family-complex="Arial" fo:font-size="12pt" fo:language="es" fo:country="ES" fo:font-weight="bold"/>
    </style:style>
    <style:style style:family="text" style:name="T183">
      <style:text-properties fo:color="#000000" fo:font-family="Arial" style:font-family-complex="Arial" fo:font-size="12pt" fo:language="es" fo:country="ES" fo:font-weight="normal"/>
    </style:style>
    <style:style style:family="text" style:name="T184">
      <style:text-properties fo:color="#000000" fo:font-family="Arial" style:font-family-complex="Arial" fo:font-size="12pt" fo:language="es" fo:country="ES" fo:font-weight="bold"/>
    </style:style>
    <style:style style:family="text" style:name="T185">
      <style:text-properties fo:color="#000000" fo:font-family="Liberation Serif" style:font-family-complex="Liberation Serif" fo:font-size="12pt" fo:language="es" fo:country="ES" fo:font-weight="bold"/>
    </style:style>
    <style:style style:parent-style-name="789" style:family="paragraph" style:name="P68">
      <style:paragraph-properties fo:text-align="justify"/>
      <style:text-properties fo:color="#000000" fo:font-family="Liberation Serif" style:font-family-complex="Liberation Serif" fo:font-size="12pt" fo:language="es" fo:country="ES" fo:font-weight="normal"/>
    </style:style>
    <style:style style:family="text" style:name="T186">
      <style:text-properties fo:color="#000000" fo:font-family="Arial" style:font-family-complex="Arial" fo:font-size="12pt" fo:language="es" fo:country="ES" fo:font-weight="normal"/>
    </style:style>
    <style:style style:family="text" style:name="T187">
      <style:text-properties fo:color="#000000" fo:font-family="Arial" style:font-family-complex="Arial" fo:font-size="12pt" fo:language="es" fo:country="ES" fo:font-weight="normal"/>
    </style:style>
    <style:style style:family="text" style:name="T188">
      <style:text-properties fo:color="#000000" fo:font-family="Liberation Serif" style:font-family-complex="Liberation Serif" fo:font-size="12pt" fo:language="es" fo:country="ES" fo:font-weight="normal"/>
    </style:style>
    <style:style style:parent-style-name="789" style:family="paragraph" style:name="P69">
      <style:paragraph-properties fo:text-align="justify"/>
      <style:text-properties fo:color="#000000" fo:font-family="Liberation Serif" style:font-family-complex="Liberation Serif" fo:font-size="12pt" fo:language="es" fo:country="ES" fo:font-weight="bold"/>
    </style:style>
    <style:style style:family="text" style:name="T189">
      <style:text-properties fo:color="#000000" fo:font-family="Arial" style:font-family-complex="Arial" fo:font-size="12pt" fo:language="es" fo:country="ES" fo:font-weight="normal"/>
    </style:style>
    <style:style style:family="text" style:name="T190">
      <style:text-properties fo:color="#000000" fo:font-family="Arial" style:font-family-complex="Arial" fo:font-size="12pt" fo:language="es" fo:country="ES" fo:font-style="italic" fo:font-weight="normal"/>
    </style:style>
    <style:style style:family="text" style:name="T191">
      <style:text-properties fo:color="#000000" fo:font-family="Arial" style:font-family-complex="Arial" fo:font-size="12pt" fo:language="es" fo:country="ES" fo:font-weight="normal"/>
    </style:style>
    <style:style style:family="text" style:name="T192">
      <style:text-properties fo:color="#000000" fo:font-family="Arial" style:font-family-complex="Arial" fo:font-size="12pt" fo:language="es" fo:country="ES" fo:font-weight="normal"/>
    </style:style>
    <style:style style:family="text" style:name="T193">
      <style:text-properties fo:color="#000000" fo:font-family="Arial" style:font-family-complex="Arial" fo:font-size="12pt" fo:language="es" fo:country="ES" fo:font-style="italic" fo:font-weight="normal"/>
    </style:style>
    <style:style style:family="text" style:name="T194">
      <style:text-properties fo:color="#000000" fo:font-family="Arial" style:font-family-complex="Arial" fo:font-size="12pt" fo:language="es" fo:country="ES" fo:font-weight="bold"/>
    </style:style>
    <style:style style:family="text" style:name="T195">
      <style:text-properties fo:color="#000000" fo:font-family="Liberation Serif" style:font-family-complex="Liberation Serif" fo:font-size="12pt" fo:language="es" fo:country="ES" fo:font-weight="bold"/>
    </style:style>
    <style:style style:parent-style-name="789" style:family="paragraph" style:name="P70">
      <style:paragraph-properties fo:text-align="justify"/>
      <style:text-properties fo:color="#000000" fo:font-family="Liberation Serif" style:font-family-complex="Liberation Serif" fo:font-size="12pt" fo:language="es" fo:country="ES" fo:font-style="italic" fo:font-weight="normal"/>
    </style:style>
    <style:style style:family="text" style:name="T196">
      <style:text-properties fo:color="#000000" fo:font-family="Arial" style:font-family-complex="Arial" fo:font-size="12pt" fo:language="es" fo:country="ES" fo:font-style="italic" fo:font-weight="normal"/>
    </style:style>
    <style:style style:family="text" style:name="T197">
      <style:text-properties fo:color="#000000" fo:font-family="Arial" style:font-family-complex="Arial" fo:font-size="12pt" fo:language="es" fo:country="ES" fo:font-style="italic" fo:font-weight="normal"/>
    </style:style>
    <style:style style:family="text" style:name="T198">
      <style:text-properties fo:color="#000000" fo:font-family="Liberation Serif" style:font-family-complex="Liberation Serif" fo:font-size="12pt" fo:language="es" fo:country="ES" fo:font-style="italic" fo:font-weight="normal"/>
    </style:style>
    <style:style style:parent-style-name="789" style:family="paragraph" style:name="P71">
      <style:paragraph-properties fo:text-align="justify"/>
      <style:text-properties fo:color="#000000" fo:font-family="Liberation Serif" style:font-family-complex="Liberation Serif" fo:font-size="12pt" fo:language="es" fo:country="ES" fo:font-weight="bold"/>
    </style:style>
    <style:style style:family="text" style:name="T199">
      <style:text-properties fo:color="#000000" fo:font-family="Arial" style:font-family-complex="Arial" fo:font-size="12pt" fo:language="es" fo:country="ES" fo:font-weight="normal"/>
    </style:style>
    <style:style style:family="text" style:name="T200">
      <style:text-properties fo:color="#000000" fo:font-family="Arial" style:font-family-complex="Arial" fo:font-size="12pt" fo:language="es" fo:country="ES" fo:font-weight="normal"/>
    </style:style>
    <style:style style:family="text" style:name="T201">
      <style:text-properties fo:color="#000000" fo:font-family="Arial" style:font-family-complex="Arial" fo:font-size="12pt" fo:language="es" fo:country="ES" fo:font-weight="normal"/>
    </style:style>
    <style:style style:family="text" style:name="T202">
      <style:text-properties fo:color="#000000" fo:font-family="Arial" style:font-family-complex="Arial" fo:font-size="12pt" fo:language="es" fo:country="ES" fo:font-style="italic" fo:font-weight="normal"/>
    </style:style>
    <style:style style:family="text" style:name="T203">
      <style:text-properties fo:color="#000000" fo:font-family="Arial" style:font-family-complex="Arial" fo:font-size="12pt" fo:language="es" fo:country="ES" fo:font-weight="normal"/>
    </style:style>
    <style:style style:family="text" style:name="T204">
      <style:text-properties fo:color="#000000" fo:font-family="Arial" style:font-family-complex="Arial" fo:font-size="12pt" fo:language="es" fo:country="ES" fo:font-weight="normal"/>
    </style:style>
    <style:style style:family="text" style:name="T205">
      <style:text-properties fo:color="#000000" fo:font-family="Arial" style:font-family-complex="Arial" fo:font-size="12pt" fo:language="es" fo:country="ES" fo:font-weight="bold"/>
    </style:style>
    <style:style style:family="text" style:name="T206">
      <style:text-properties fo:color="#000000" fo:font-family="Liberation Serif" style:font-family-complex="Liberation Serif" fo:font-size="12pt" fo:language="es" fo:country="ES" fo:font-weight="bold"/>
    </style:style>
    <style:style style:parent-style-name="789" style:family="paragraph" style:name="P72">
      <style:paragraph-properties fo:text-align="justify"/>
      <style:text-properties fo:color="#000000" fo:font-family="Liberation Serif" style:font-family-complex="Liberation Serif" fo:font-size="12pt" fo:language="es" fo:country="ES"/>
    </style:style>
    <style:style style:family="text" style:name="T207">
      <style:text-properties fo:color="#000000" fo:font-family="Arial" style:font-family-complex="Arial" fo:font-size="12pt" fo:language="es" fo:country="ES"/>
    </style:style>
    <style:style style:family="text" style:name="T208">
      <style:text-properties fo:color="#000000" fo:font-family="Arial" style:font-family-complex="Arial" fo:font-size="12pt" fo:language="es" fo:country="ES"/>
    </style:style>
    <style:style style:family="text" style:name="T209">
      <style:text-properties fo:color="#000000" fo:font-family="Liberation Serif" style:font-family-complex="Liberation Serif" fo:font-size="12pt" fo:language="es" fo:country="ES"/>
    </style:style>
    <style:style style:parent-style-name="789" style:family="paragraph" style:name="P73">
      <style:paragraph-properties fo:text-align="justify"/>
      <style:text-properties fo:color="#000000" fo:font-family="Liberation Serif" style:font-family-complex="Liberation Serif" fo:font-size="12pt" fo:language="es" fo:country="ES"/>
    </style:style>
    <style:style style:family="text" style:name="T210">
      <style:text-properties fo:color="#000000" fo:font-family="Arial" style:font-family-complex="Arial" fo:font-size="12pt" fo:language="es" fo:country="ES"/>
    </style:style>
    <style:style style:family="text" style:name="T211">
      <style:text-properties fo:color="#000000" fo:font-family="Arial" style:font-family-complex="Arial" fo:font-size="12pt" fo:language="es" fo:country="ES"/>
    </style:style>
    <style:style style:family="text" style:name="T212">
      <style:text-properties fo:color="#000000" fo:font-family="Liberation Serif" style:font-family-complex="Liberation Serif" fo:font-size="12pt" fo:language="es" fo:country="ES"/>
    </style:style>
    <style:style style:parent-style-name="789" style:list-style-name="WWNum2" style:family="paragraph" style:name="P74">
      <style:paragraph-properties fo:text-align="justify"/>
      <style:text-properties fo:color="#000000" fo:font-family="Liberation Serif" style:font-family-complex="Liberation Serif" fo:font-size="12pt" fo:language="es" fo:country="ES" fo:font-weight="bold"/>
    </style:style>
    <style:style style:family="text" style:name="T213">
      <style:text-properties fo:color="#000000" fo:font-family="Arial" style:font-family-complex="Arial" fo:font-size="14pt" fo:language="es" fo:country="ES" fo:font-weight="bold"/>
    </style:style>
    <style:style style:family="text" style:name="T214">
      <style:text-properties fo:color="#000000" fo:font-family="Arial" style:font-family-complex="Arial" fo:font-size="14pt" fo:language="es" fo:country="ES" fo:font-weight="bold"/>
    </style:style>
    <style:style style:family="text" style:name="T215">
      <style:text-properties fo:color="#000000" fo:font-family="Arial" style:font-family-complex="Arial" fo:font-size="14pt" fo:language="es" fo:country="ES" fo:font-weight="bold"/>
    </style:style>
    <style:style style:family="text" style:name="T216">
      <style:text-properties fo:color="#000000" fo:font-family="Liberation Serif" style:font-family-complex="Liberation Serif" fo:font-size="12pt" fo:language="es" fo:country="ES" fo:font-weight="bold"/>
    </style:style>
    <style:style style:parent-style-name="789" style:family="paragraph" style:name="P75">
      <style:paragraph-properties fo:text-align="justify"/>
      <style:text-properties fo:color="#000000" fo:font-family="Liberation Serif" style:font-family-complex="Liberation Serif" fo:font-size="12pt" fo:language="es" fo:country="ES" fo:font-weight="normal"/>
    </style:style>
    <style:style style:family="text" style:name="T217">
      <style:text-properties fo:color="#000000" fo:font-family="Arial" style:font-family-complex="Arial" fo:font-size="12pt" fo:language="es" fo:country="ES" fo:font-weight="normal"/>
    </style:style>
    <style:style style:family="text" style:name="T218">
      <style:text-properties fo:color="#000000" fo:font-family="Arial" style:font-family-complex="Arial" fo:font-size="12pt" fo:language="es" fo:country="ES" fo:font-weight="normal"/>
    </style:style>
    <style:style style:family="text" style:name="T219">
      <style:text-properties fo:color="#000000" fo:font-family="Liberation Serif" style:font-family-complex="Liberation Serif" fo:font-size="12pt" fo:language="es" fo:country="ES" fo:font-weight="normal"/>
    </style:style>
    <style:style style:parent-style-name="789" style:family="paragraph" style:name="P76">
      <style:paragraph-properties fo:text-align="justify"/>
      <style:text-properties fo:color="#000000" fo:font-family="Liberation Serif" style:font-family-complex="Liberation Serif" fo:font-size="12pt" fo:language="es" fo:country="ES" fo:font-weight="normal"/>
    </style:style>
    <style:style style:family="text" style:name="T220">
      <style:text-properties fo:color="#000000" fo:font-family="Arial" style:font-family-complex="Arial" fo:font-size="12pt" fo:language="es" fo:country="ES" fo:font-weight="normal"/>
    </style:style>
    <style:style style:family="text" style:name="T221">
      <style:text-properties fo:color="#000000" fo:font-family="Arial" style:font-family-complex="Arial" fo:font-size="12pt" fo:language="es" fo:country="ES" fo:font-weight="normal"/>
    </style:style>
    <style:style style:family="text" style:name="T222">
      <style:text-properties fo:color="#000000" fo:font-family="Arial" style:font-family-complex="Arial" fo:font-size="12pt" fo:language="es" fo:country="ES" fo:font-weight="normal"/>
    </style:style>
    <style:style style:family="text" style:name="T223">
      <style:text-properties fo:color="#000000" fo:font-family="Liberation Serif" style:font-family-complex="Liberation Serif" fo:font-size="12pt" fo:language="es" fo:country="ES" fo:font-weight="normal"/>
    </style:style>
    <style:style style:parent-style-name="789" style:family="paragraph" style:name="P77">
      <style:paragraph-properties fo:text-align="justify"/>
      <style:text-properties fo:color="#000000" fo:font-family="Liberation Serif" style:font-family-complex="Liberation Serif" fo:font-size="12pt" fo:language="es" fo:country="ES" fo:font-weight="normal"/>
    </style:style>
    <style:style style:family="text" style:name="T224">
      <style:text-properties fo:color="#000000" fo:font-family="Arial" style:font-family-complex="Arial" fo:font-size="12pt" fo:language="es" fo:country="ES" fo:font-weight="normal"/>
    </style:style>
    <style:style style:family="text" style:name="T225">
      <style:text-properties fo:color="#000000" fo:font-family="Arial" style:font-family-complex="Arial" fo:font-size="12pt" fo:language="es" fo:country="ES" fo:font-weight="normal"/>
    </style:style>
    <style:style style:family="text" style:name="T226">
      <style:text-properties fo:color="#000000" fo:font-family="Liberation Serif" style:font-family-complex="Liberation Serif" fo:font-size="12pt" fo:language="es" fo:country="ES" fo:font-weight="normal"/>
    </style:style>
    <style:style style:parent-style-name="789" style:family="paragraph" style:name="P78">
      <style:paragraph-properties fo:text-align="justify"/>
      <style:text-properties fo:color="#000000" fo:font-family="Liberation Serif" style:font-family-complex="Liberation Serif" fo:font-size="12pt" fo:language="es" fo:country="ES" fo:font-weight="normal"/>
    </style:style>
    <style:style style:family="text" style:name="T227">
      <style:text-properties fo:color="#000000" fo:font-family="Arial" style:font-family-complex="Arial" fo:font-size="12pt" fo:language="es" fo:country="ES" fo:font-weight="normal"/>
    </style:style>
    <style:style style:family="text" style:name="T228">
      <style:text-properties fo:color="#000000" fo:font-family="Arial" style:font-family-complex="Arial" fo:font-size="12pt" fo:language="es" fo:country="ES" fo:font-style="italic" fo:font-weight="normal"/>
    </style:style>
    <style:style style:family="text" style:name="T229">
      <style:text-properties fo:color="#000000" fo:font-family="Arial" style:font-family-complex="Arial" fo:font-size="12pt" fo:language="es" fo:country="ES" fo:font-style="normal" fo:font-weight="normal"/>
    </style:style>
    <style:style style:family="text" style:name="T230">
      <style:text-properties fo:color="#000000" fo:font-family="Arial" style:font-family-complex="Arial" fo:font-size="12pt" fo:language="es" fo:country="ES" fo:font-style="normal" fo:font-weight="normal"/>
    </style:style>
    <style:style style:family="text" style:name="T231">
      <style:text-properties fo:color="#000000" fo:font-family="Arial" style:font-family-complex="Arial" fo:font-size="12pt" fo:language="es" fo:country="ES" fo:font-weight="normal"/>
    </style:style>
    <style:style style:family="text" style:name="T232">
      <style:text-properties fo:color="#000000" fo:font-family="Liberation Serif" style:font-family-complex="Liberation Serif" fo:font-size="12pt" fo:language="es" fo:country="ES" fo:font-weight="normal"/>
    </style:style>
    <style:style style:parent-style-name="789" style:family="paragraph" style:name="P79">
      <style:paragraph-properties fo:text-align="justify"/>
      <style:text-properties fo:color="#000000" fo:font-family="Liberation Serif" style:font-family-complex="Liberation Serif" fo:font-size="12pt" fo:language="es" fo:country="ES" fo:font-weight="normal"/>
    </style:style>
    <style:style style:family="text" style:name="T233">
      <style:text-properties fo:color="#000000" fo:font-family="Arial" style:font-family-complex="Arial" fo:font-size="12pt" fo:language="es" fo:country="ES" fo:font-style="normal" fo:font-weight="normal"/>
    </style:style>
    <style:style style:family="text" style:name="T234">
      <style:text-properties fo:color="#000000" fo:font-family="Arial" style:font-family-complex="Arial" fo:font-size="12pt" fo:language="es" fo:country="ES" fo:font-weight="normal"/>
    </style:style>
    <style:style style:family="text" style:name="T235">
      <style:text-properties fo:color="#000000" fo:font-family="Liberation Serif" style:font-family-complex="Liberation Serif" fo:font-size="12pt" fo:language="es" fo:country="ES" fo:font-weight="normal"/>
    </style:style>
    <style:style style:parent-style-name="789" style:list-style-name="WWNum3" style:family="paragraph" style:name="P80">
      <style:paragraph-properties fo:text-align="justify"/>
      <style:text-properties fo:color="#000000" fo:font-family="Liberation Serif" style:font-family-complex="Liberation Serif" fo:font-size="12pt" fo:language="es" fo:country="ES" fo:font-weight="normal"/>
    </style:style>
    <style:style style:family="text" style:name="T236">
      <style:text-properties fo:color="#000000" fo:font-family="Arial" style:font-family-complex="Arial" fo:font-size="12pt" fo:language="es" fo:country="ES" fo:font-style="normal" fo:font-weight="normal"/>
    </style:style>
    <style:style style:family="text" style:name="T237">
      <style:text-properties fo:color="#000000" fo:font-family="Arial" style:font-family-complex="Arial" fo:font-size="12pt" fo:language="es" fo:country="ES" fo:font-style="normal" fo:font-weight="normal"/>
    </style:style>
    <style:style style:family="text" style:name="T238">
      <style:text-properties fo:color="#000000" fo:font-family="Arial" style:font-family-complex="Arial" fo:font-size="12pt" fo:language="es" fo:country="ES" fo:font-style="normal" fo:font-weight="normal"/>
    </style:style>
    <style:style style:family="text" style:name="T239">
      <style:text-properties fo:color="#000000" fo:font-family="Arial" style:font-family-complex="Arial" fo:font-size="12pt" fo:language="es" fo:country="ES" fo:font-style="normal" fo:font-weight="normal"/>
    </style:style>
    <style:style style:family="text" style:name="T240">
      <style:text-properties fo:color="#000000" fo:font-family="Arial" style:font-family-complex="Arial" fo:font-size="12pt" fo:language="es" fo:country="ES" fo:font-style="normal" fo:font-weight="normal"/>
    </style:style>
    <style:style style:family="text" style:name="T241">
      <style:text-properties fo:color="#000000" fo:font-family="Arial" style:font-family-complex="Arial" fo:font-size="12pt" fo:language="es" fo:country="ES" fo:font-style="italic" style:text-underline-type="none" style:text-underline-width="auto" fo:font-weight="normal"/>
    </style:style>
    <style:style style:family="text" style:name="T242">
      <style:text-properties fo:color="#000000" fo:font-family="Arial" style:font-family-complex="Arial" fo:font-size="12pt" fo:language="es" fo:country="ES" fo:font-weight="normal"/>
    </style:style>
    <style:style style:family="text" style:name="T243">
      <style:text-properties fo:color="#000000" fo:font-family="Liberation Serif" style:font-family-complex="Liberation Serif" fo:font-size="12pt" fo:language="es" fo:country="ES" fo:font-weight="normal"/>
    </style:style>
    <style:style style:parent-style-name="789" style:list-style-name="WWNum3" style:family="paragraph" style:name="P81">
      <style:paragraph-properties fo:text-align="justify"/>
      <style:text-properties fo:color="#000000" fo:font-family="Liberation Serif" style:font-family-complex="Liberation Serif" fo:font-size="12pt" fo:language="es" fo:country="ES" fo:font-weight="normal"/>
    </style:style>
    <style:style style:family="text" style:name="T244">
      <style:text-properties fo:color="#000000" fo:font-family="Arial" style:font-family-complex="Arial" fo:font-size="12pt" fo:language="es" fo:country="ES" fo:font-style="normal" style:text-underline-type="none" style:text-underline-width="auto" fo:font-weight="normal"/>
    </style:style>
    <style:style style:family="text" style:name="T245">
      <style:text-properties fo:color="#000000" fo:font-family="Arial" style:font-family-complex="Arial" fo:font-size="12pt" fo:language="es" fo:country="ES" fo:font-style="normal" style:text-underline-type="none" style:text-underline-width="auto" fo:font-weight="normal"/>
    </style:style>
    <style:style style:family="text" style:name="T246">
      <style:text-properties fo:color="#000000" fo:font-family="Arial" style:font-family-complex="Arial" fo:font-size="12pt" fo:language="es" fo:country="ES" fo:font-weight="normal"/>
    </style:style>
    <style:style style:family="text" style:name="T247">
      <style:text-properties fo:color="#000000" fo:font-family="Liberation Serif" style:font-family-complex="Liberation Serif" fo:font-size="12pt" fo:language="es" fo:country="ES" fo:font-weight="normal"/>
    </style:style>
    <style:style style:parent-style-name="789" style:list-style-name="WWNum3" style:family="paragraph" style:name="P82">
      <style:paragraph-properties fo:text-align="justify"/>
      <style:text-properties fo:color="#000000" fo:font-family="Liberation Serif" style:font-family-complex="Liberation Serif" fo:font-size="12pt" fo:language="es" fo:country="ES" fo:font-weight="normal"/>
    </style:style>
    <style:style style:family="text" style:name="T248">
      <style:text-properties fo:color="#000000" fo:font-family="Arial" style:font-family-complex="Arial" fo:font-size="12pt" fo:language="es" fo:country="ES" fo:font-style="normal" style:text-underline-type="none" style:text-underline-width="auto" fo:font-weight="normal"/>
    </style:style>
    <style:style style:family="text" style:name="T249">
      <style:text-properties fo:color="#000000" fo:font-family="Arial" style:font-family-complex="Arial" fo:font-size="12pt" fo:language="es" fo:country="ES" fo:font-weight="normal"/>
    </style:style>
    <style:style style:family="text" style:name="T250">
      <style:text-properties fo:color="#000000" fo:font-family="Liberation Serif" style:font-family-complex="Liberation Serif" fo:font-size="12pt" fo:language="es" fo:country="ES" fo:font-weight="normal"/>
    </style:style>
    <style:style style:parent-style-name="789" style:list-style-name="WWNum3" style:family="paragraph" style:name="P83">
      <style:paragraph-properties fo:text-align="justify"/>
      <style:text-properties fo:color="#000000" fo:font-family="Liberation Serif" style:font-family-complex="Liberation Serif" fo:font-size="12pt" fo:language="es" fo:country="ES" fo:font-weight="normal"/>
    </style:style>
    <style:style style:family="text" style:name="T251">
      <style:text-properties fo:color="#000000" fo:font-family="Arial" style:font-family-complex="Arial" fo:font-size="12pt" fo:language="es" fo:country="ES" fo:font-style="normal" style:text-underline-type="none" style:text-underline-width="auto" fo:font-weight="normal"/>
    </style:style>
    <style:style style:family="text" style:name="T252">
      <style:text-properties fo:color="#000000" fo:font-family="Arial" style:font-family-complex="Arial" fo:font-size="12pt" fo:language="es" fo:country="ES" fo:font-style="normal" style:text-underline-type="none" style:text-underline-width="auto" fo:font-weight="normal"/>
    </style:style>
    <style:style style:family="text" style:name="T253">
      <style:text-properties fo:color="#000000" fo:font-family="Liberation Serif" style:font-family-complex="Liberation Serif" fo:font-size="12pt" fo:language="es" fo:country="ES" fo:font-weight="normal"/>
    </style:style>
    <style:style style:parent-style-name="789" style:list-style-name="WWNum3" style:family="paragraph" style:name="P84">
      <style:paragraph-properties fo:text-align="justify"/>
      <style:text-properties fo:color="#000000" fo:font-family="Liberation Serif" style:font-family-complex="Liberation Serif" fo:font-size="12pt" fo:language="es" fo:country="ES" fo:font-weight="normal"/>
    </style:style>
    <style:style style:family="text" style:name="T254">
      <style:text-properties fo:color="#000000" fo:font-family="Arial" style:font-family-complex="Arial" fo:font-size="12pt" fo:language="es" fo:country="ES" fo:font-style="normal" style:text-underline-type="none" style:text-underline-width="auto" fo:font-weight="normal"/>
    </style:style>
    <style:style style:family="text" style:name="T255">
      <style:text-properties fo:color="#000000" fo:font-family="Arial" style:font-family-complex="Arial" fo:font-size="12pt" fo:language="es" fo:country="ES" fo:font-style="normal" style:text-underline-type="none" style:text-underline-width="auto" fo:font-weight="normal"/>
    </style:style>
    <style:style style:family="text" style:name="T256">
      <style:text-properties fo:color="#000000" fo:font-family="Liberation Serif" style:font-family-complex="Liberation Serif" fo:font-size="12pt" fo:language="es" fo:country="ES" fo:font-weight="normal"/>
    </style:style>
    <style:style style:parent-style-name="789" style:list-style-name="WWNum3" style:family="paragraph" style:name="P85">
      <style:paragraph-properties fo:text-align="justify"/>
      <style:text-properties fo:color="#000000" fo:font-family="Liberation Serif" style:font-family-complex="Liberation Serif" fo:font-size="12pt" fo:language="es" fo:country="ES" fo:font-weight="normal"/>
    </style:style>
    <style:style style:family="text" style:name="T257">
      <style:text-properties fo:color="#000000" fo:font-family="Arial" style:font-family-complex="Arial" fo:font-size="12pt" fo:language="es" fo:country="ES" fo:font-style="normal" style:text-underline-type="none" style:text-underline-width="auto" fo:font-weight="normal"/>
    </style:style>
    <style:style style:family="text" style:name="T258">
      <style:text-properties fo:color="#000000" fo:font-family="Arial" style:font-family-complex="Arial" fo:font-size="12pt" fo:language="es" fo:country="ES" fo:font-style="normal" style:text-underline-type="none" style:text-underline-width="auto" fo:font-weight="normal"/>
    </style:style>
    <style:style style:family="text" style:name="T259">
      <style:text-properties fo:color="#000000" fo:font-family="Liberation Serif" style:font-family-complex="Liberation Serif" fo:font-size="12pt" fo:language="es" fo:country="ES" fo:font-weight="normal"/>
    </style:style>
    <style:style style:parent-style-name="789" style:list-style-name="WWNum3" style:family="paragraph" style:name="P86">
      <style:paragraph-properties fo:text-align="justify"/>
      <style:text-properties fo:color="#000000" fo:font-family="Liberation Serif" style:font-family-complex="Liberation Serif" fo:font-size="12pt" fo:language="es" fo:country="ES" fo:font-weight="normal"/>
    </style:style>
    <style:style style:family="text" style:name="T260">
      <style:text-properties fo:color="#000000" fo:font-family="Arial" style:font-family-complex="Arial" fo:font-size="12pt" fo:language="es" fo:country="ES" fo:font-style="normal" style:text-underline-type="none" style:text-underline-width="auto" fo:font-weight="normal"/>
    </style:style>
    <style:style style:family="text" style:name="T261">
      <style:text-properties fo:color="#000000" fo:font-family="Arial" style:font-family-complex="Arial" fo:font-size="12pt" fo:language="es" fo:country="ES" fo:font-style="normal" style:text-underline-type="none" style:text-underline-width="auto" fo:font-weight="normal"/>
    </style:style>
    <style:style style:family="text" style:name="T262">
      <style:text-properties fo:color="#000000" fo:font-family="Liberation Serif" style:font-family-complex="Liberation Serif" fo:font-size="12pt" fo:language="es" fo:country="ES" fo:font-weight="normal"/>
    </style:style>
    <style:style style:parent-style-name="789" style:list-style-name="WWNum3" style:family="paragraph" style:name="P87">
      <style:paragraph-properties fo:text-align="justify"/>
      <style:text-properties fo:color="#000000" fo:font-family="Liberation Serif" style:font-family-complex="Liberation Serif" fo:font-size="12pt" fo:language="es" fo:country="ES" fo:font-weight="normal"/>
    </style:style>
    <style:style style:family="text" style:name="T263">
      <style:text-properties fo:color="#000000" fo:font-family="Arial" style:font-family-complex="Arial" fo:font-size="12pt" fo:language="es" fo:country="ES" fo:font-style="normal" style:text-underline-type="none" style:text-underline-width="auto" fo:font-weight="normal"/>
    </style:style>
    <style:style style:family="text" style:name="T264">
      <style:text-properties fo:color="#000000" fo:font-family="Arial" style:font-family-complex="Arial" fo:font-size="12pt" fo:language="es" fo:country="ES" fo:font-style="normal" style:text-underline-type="none" style:text-underline-width="auto" fo:font-weight="normal"/>
    </style:style>
    <style:style style:family="text" style:name="T265">
      <style:text-properties fo:color="#000000" fo:font-family="Liberation Serif" style:font-family-complex="Liberation Serif" fo:font-size="12pt" fo:language="es" fo:country="ES" fo:font-weight="normal"/>
    </style:style>
    <style:style style:parent-style-name="789" style:list-style-name="WWNum3" style:family="paragraph" style:name="P88">
      <style:paragraph-properties fo:text-align="justify"/>
      <style:text-properties fo:color="#000000" fo:font-family="Liberation Serif" style:font-family-complex="Liberation Serif" fo:font-size="12pt" fo:language="es" fo:country="ES" fo:font-weight="normal"/>
    </style:style>
    <style:style style:family="text" style:name="T266">
      <style:text-properties fo:color="#000000" fo:font-family="Arial" style:font-family-complex="Arial" fo:font-size="12pt" fo:language="es" fo:country="ES" fo:font-style="normal" style:text-underline-type="none" style:text-underline-width="auto" fo:font-weight="normal"/>
    </style:style>
    <style:style style:family="text" style:name="T267">
      <style:text-properties fo:color="#000000" fo:font-family="Arial" style:font-family-complex="Arial" fo:font-size="12pt" fo:language="es" fo:country="ES" fo:font-style="normal" style:text-underline-type="none" style:text-underline-width="auto" fo:font-weight="normal"/>
    </style:style>
    <style:style style:family="text" style:name="T268">
      <style:text-properties fo:color="#000000" fo:font-family="Liberation Serif" style:font-family-complex="Liberation Serif" fo:font-size="12pt" fo:language="es" fo:country="ES" fo:font-weight="normal"/>
    </style:style>
    <style:style style:parent-style-name="789" style:list-style-name="WWNum3" style:family="paragraph" style:name="P89">
      <style:paragraph-properties fo:text-align="justify"/>
      <style:text-properties fo:color="#000000" fo:font-family="Liberation Serif" style:font-family-complex="Liberation Serif" fo:font-size="12pt" fo:language="es" fo:country="ES" fo:font-weight="normal"/>
    </style:style>
    <style:style style:family="text" style:name="T269">
      <style:text-properties fo:color="#000000" fo:font-family="Arial" style:font-family-complex="Arial" fo:font-size="12pt" fo:language="es" fo:country="ES" fo:font-style="normal" style:text-underline-type="none" style:text-underline-width="auto" fo:font-weight="normal"/>
    </style:style>
    <style:style style:family="text" style:name="T270">
      <style:text-properties fo:color="#000000" fo:font-family="Arial" style:font-family-complex="Arial" fo:font-size="12pt" fo:language="es" fo:country="ES" fo:font-style="normal" style:text-underline-type="none" style:text-underline-width="auto" fo:font-weight="normal"/>
    </style:style>
    <style:style style:family="text" style:name="T271">
      <style:text-properties fo:color="#000000" fo:font-family="Liberation Serif" style:font-family-complex="Liberation Serif" fo:font-size="12pt" fo:language="es" fo:country="ES" fo:font-weight="normal"/>
    </style:style>
    <style:style style:parent-style-name="789" style:list-style-name="WWNum3" style:family="paragraph" style:name="P90">
      <style:paragraph-properties fo:text-align="justify"/>
      <style:text-properties fo:color="#000000" fo:font-family="Liberation Serif" style:font-family-complex="Liberation Serif" fo:font-size="12pt" fo:language="es" fo:country="ES" fo:font-weight="normal"/>
    </style:style>
    <style:style style:family="text" style:name="T272">
      <style:text-properties fo:color="#000000" fo:font-family="Arial" style:font-family-complex="Arial" fo:font-size="12pt" fo:language="es" fo:country="ES" fo:font-style="normal" style:text-underline-type="none" style:text-underline-width="auto" fo:font-weight="normal"/>
    </style:style>
    <style:style style:family="text" style:name="T273">
      <style:text-properties fo:color="#000000" fo:font-family="Arial" style:font-family-complex="Arial" fo:font-size="12pt" fo:language="es" fo:country="ES" fo:font-style="normal" style:text-underline-type="none" style:text-underline-width="auto" fo:font-weight="normal"/>
    </style:style>
    <style:style style:family="text" style:name="T274">
      <style:text-properties fo:color="#000000" fo:font-family="Liberation Serif" style:font-family-complex="Liberation Serif" fo:font-size="12pt" fo:language="es" fo:country="ES" fo:font-weight="normal"/>
    </style:style>
    <style:style style:parent-style-name="789" style:list-style-name="WWNum3" style:family="paragraph" style:name="P91">
      <style:paragraph-properties fo:text-align="justify"/>
      <style:text-properties fo:color="#000000" fo:font-family="Liberation Serif" style:font-family-complex="Liberation Serif" fo:font-size="12pt" fo:language="es" fo:country="ES" fo:font-weight="normal"/>
    </style:style>
    <style:style style:family="text" style:name="T275">
      <style:text-properties fo:color="#000000" fo:font-family="Arial" style:font-family-complex="Arial" fo:font-size="12pt" fo:language="es" fo:country="ES" fo:font-style="normal" style:text-underline-type="none" style:text-underline-width="auto" fo:font-weight="normal"/>
    </style:style>
    <style:style style:family="text" style:name="T276">
      <style:text-properties fo:color="#000000" fo:font-family="Arial" style:font-family-complex="Arial" fo:font-size="12pt" fo:language="es" fo:country="ES" fo:font-style="normal" style:text-underline-type="none" style:text-underline-width="auto" fo:font-weight="normal"/>
    </style:style>
    <style:style style:parent-style-name="789" style:family="paragraph" style:name="P92">
      <style:paragraph-properties fo:text-align="justify" fo:margin-left="0cm" fo:margin-right="0cm" fo:text-indent="0cm"/>
      <style:text-properties fo:color="#000000" fo:font-family="Liberation Serif" style:font-family-complex="Liberation Serif" fo:font-size="12pt" fo:language="es" fo:country="ES" fo:font-weight="normal"/>
    </style:style>
    <style:style style:family="text" style:name="T277">
      <style:text-properties fo:color="#000000" fo:font-family="Arial" style:font-family-complex="Arial" fo:font-size="12pt" fo:language="es" fo:country="ES" fo:font-style="normal" style:text-underline-type="none" style:text-underline-width="auto" fo:font-weight="normal"/>
    </style:style>
    <style:style style:family="text" style:name="T278">
      <style:text-properties fo:color="#000000" fo:font-family="Arial" style:font-family-complex="Arial" fo:font-size="12pt" fo:language="es" fo:country="ES" fo:font-style="normal" style:text-underline-type="none" style:text-underline-width="auto" fo:font-weight="normal"/>
    </style:style>
    <style:style style:family="text" style:name="T279">
      <style:text-properties fo:color="#000000" fo:font-family="Liberation Serif" style:font-family-complex="Liberation Serif" fo:font-size="12pt" fo:language="es" fo:country="ES" fo:font-weight="normal"/>
    </style:style>
    <style:style style:parent-style-name="789" style:list-style-name="WWNum2" style:family="paragraph" style:name="P93">
      <style:paragraph-properties fo:text-align="justify"/>
      <style:text-properties fo:color="#000000" fo:font-family="Liberation Serif" style:font-family-complex="Liberation Serif" fo:font-size="12pt" fo:language="es" fo:country="ES" fo:font-weight="bold"/>
    </style:style>
    <style:style style:family="text" style:name="T280">
      <style:text-properties fo:color="#000000" fo:font-family="Arial" style:font-family-complex="Arial" fo:font-size="14pt" fo:language="es" fo:country="ES" fo:font-weight="bold"/>
    </style:style>
    <style:style style:family="text" style:name="T281">
      <style:text-properties fo:color="#000000" fo:font-family="Arial" style:font-family-complex="Arial" fo:font-size="14pt" fo:language="es" fo:country="ES" fo:font-weight="bold"/>
    </style:style>
    <style:style style:family="text" style:name="T282">
      <style:text-properties fo:color="#000000" fo:font-family="Liberation Serif" style:font-family-complex="Liberation Serif" fo:font-size="12pt" fo:language="es" fo:country="ES" fo:font-weight="bold"/>
    </style:style>
    <style:style style:parent-style-name="789" style:family="paragraph" style:name="P94">
      <style:paragraph-properties fo:text-align="justify" fo:margin-left="0cm" fo:margin-right="0cm" fo:text-indent="0cm"/>
      <style:text-properties fo:color="#000000" fo:font-family="Liberation Serif" style:font-family-complex="Liberation Serif" fo:font-size="12pt" fo:language="es" fo:country="ES" fo:font-weight="bold"/>
    </style:style>
    <style:style style:family="text" style:name="T283">
      <style:text-properties fo:color="#000000" fo:font-family="Arial" style:font-family-complex="Arial" fo:font-size="14pt" fo:language="es" fo:country="ES" fo:font-weight="bold"/>
    </style:style>
    <style:style style:family="text" style:name="T284">
      <style:text-properties fo:color="#000000" fo:font-family="Arial" style:font-family-complex="Arial" fo:font-size="14pt" fo:language="es" fo:country="ES" fo:font-weight="bold"/>
    </style:style>
    <style:style style:family="text" style:name="T285">
      <style:text-properties fo:color="#000000" fo:font-family="Liberation Serif" style:font-family-complex="Liberation Serif" fo:font-size="12pt" fo:language="es" fo:country="ES" fo:font-weight="bold"/>
    </style:style>
    <style:style style:parent-style-name="789" style:family="paragraph" style:name="P95">
      <style:paragraph-properties fo:text-align="justify" fo:margin-left="0cm" fo:margin-right="0cm" fo:text-indent="0cm"/>
      <style:text-properties fo:color="#000000" fo:font-family="Liberation Serif" style:font-family-complex="Liberation Serif" fo:font-size="12pt" fo:language="es" fo:country="ES" fo:font-weight="normal"/>
    </style:style>
    <style:style style:family="text" style:name="T286">
      <style:text-properties fo:color="#000000" fo:font-family="Arial" style:font-family-complex="Arial" fo:font-size="12pt" fo:language="es" fo:country="ES" fo:font-weight="normal"/>
    </style:style>
    <style:style style:family="text" style:name="T287">
      <style:text-properties fo:color="#000000" fo:font-family="Arial" style:font-family-complex="Arial" fo:font-size="12pt" fo:language="es" fo:country="ES" fo:font-weight="normal"/>
    </style:style>
    <style:style style:family="text" style:name="T288">
      <style:text-properties fo:color="#000000" fo:font-family="Liberation Serif" style:font-family-complex="Liberation Serif" fo:font-size="12pt" fo:language="es" fo:country="ES" fo:font-weight="normal"/>
    </style:style>
    <style:style style:parent-style-name="789" style:family="paragraph" style:name="P96">
      <style:paragraph-properties fo:text-align="justify" fo:margin-left="0cm" fo:margin-right="0cm" fo:text-indent="0cm"/>
      <style:text-properties fo:color="#000000" fo:font-family="Liberation Serif" style:font-family-complex="Liberation Serif" fo:font-size="12pt" fo:language="es" fo:country="ES" fo:font-weight="normal"/>
    </style:style>
    <style:style style:family="text" style:name="T289">
      <style:text-properties fo:color="#000000" fo:font-family="Arial" style:font-family-complex="Arial" fo:font-size="12pt" fo:language="es" fo:country="ES" fo:font-weight="normal"/>
    </style:style>
    <style:style style:family="text" style:name="T290">
      <style:text-properties fo:color="#000000" fo:font-family="Arial" style:font-family-complex="Arial" fo:font-size="12pt" fo:language="es" fo:country="ES" fo:font-weight="normal"/>
    </style:style>
    <style:style style:family="text" style:name="T291">
      <style:text-properties fo:color="#000000" fo:font-family="Liberation Serif" style:font-family-complex="Liberation Serif" fo:font-size="12pt" fo:language="es" fo:country="ES" fo:font-weight="normal"/>
    </style:style>
    <style:style style:parent-style-name="789" style:family="paragraph" style:name="P97">
      <style:paragraph-properties fo:text-align="justify" fo:margin-left="0cm" fo:margin-right="0cm" fo:text-indent="0cm"/>
      <style:text-properties fo:color="#000000" fo:font-family="Liberation Serif" style:font-family-complex="Liberation Serif" fo:font-size="12pt" fo:language="es" fo:country="ES" fo:font-weight="normal"/>
    </style:style>
    <style:style style:family="text" style:name="T292">
      <style:text-properties fo:color="#000000" fo:font-family="Arial" style:font-family-complex="Arial" fo:font-size="12pt" fo:language="es" fo:country="ES" fo:font-weight="normal"/>
    </style:style>
    <style:style style:family="text" style:name="T293">
      <style:text-properties fo:color="#000000" fo:font-family="Arial" style:font-family-complex="Arial" fo:font-size="12pt" fo:language="es" fo:country="ES" fo:font-weight="normal"/>
    </style:style>
    <style:style style:family="text" style:name="T294">
      <style:text-properties fo:color="#000000" fo:font-family="Liberation Serif" style:font-family-complex="Liberation Serif" fo:font-size="12pt" fo:language="es" fo:country="ES" fo:font-weight="normal"/>
    </style:style>
    <style:style style:parent-style-name="789" style:list-style-name="WWNum2" style:family="paragraph" style:name="P98">
      <style:paragraph-properties fo:text-align="justify"/>
      <style:text-properties fo:color="#000000" fo:font-family="Liberation Serif" style:font-family-complex="Liberation Serif" fo:font-size="12pt" fo:language="es" fo:country="ES" fo:font-weight="bold"/>
    </style:style>
    <style:style style:family="text" style:name="T295">
      <style:text-properties fo:color="#000000" fo:font-family="Arial" style:font-family-complex="Arial" fo:font-size="14pt" fo:language="es" fo:country="ES" fo:font-weight="bold"/>
    </style:style>
    <style:style style:family="text" style:name="T296">
      <style:text-properties fo:color="#000000" fo:font-family="Arial" style:font-family-complex="Arial" fo:font-size="14pt" fo:language="es" fo:country="ES" fo:font-weight="bold"/>
    </style:style>
    <style:style style:family="text" style:name="T297">
      <style:text-properties fo:color="#000000" fo:font-family="Liberation Serif" style:font-family-complex="Liberation Serif" fo:font-size="12pt" fo:language="es" fo:country="ES" fo:font-weight="bold"/>
    </style:style>
    <style:style style:parent-style-name="789" style:list-style-name="WWNum2" style:family="paragraph" style:name="P99">
      <style:paragraph-properties fo:text-align="justify"/>
      <style:text-properties fo:color="#000000" fo:font-family="Liberation Serif" style:font-family-complex="Liberation Serif" fo:font-size="12pt" fo:language="es" fo:country="ES" fo:font-weight="bold"/>
    </style:style>
    <style:style style:family="text" style:name="T298">
      <style:text-properties fo:color="#000000" fo:font-family="Arial" style:font-family-complex="Arial" fo:font-size="14pt" fo:language="es" fo:country="ES" fo:font-weight="bold"/>
    </style:style>
    <style:style style:family="text" style:name="T299">
      <style:text-properties fo:color="#000000" fo:font-family="Arial" style:font-family-complex="Arial" fo:font-size="14pt" fo:language="es" fo:country="ES" fo:font-weight="bold"/>
    </style:style>
    <style:style style:family="text" style:name="T300">
      <style:text-properties fo:color="#000000" fo:font-family="Liberation Serif" style:font-family-complex="Liberation Serif" fo:font-size="12pt" fo:language="es" fo:country="ES" fo:font-weight="bold"/>
    </style:style>
    <style:style style:parent-style-name="789" style:list-style-name="WWNum2" style:family="paragraph" style:name="P100">
      <style:paragraph-properties fo:text-align="justify"/>
      <style:text-properties fo:color="#000000" fo:font-family="Liberation Serif" style:font-family-complex="Liberation Serif" fo:font-size="12pt" fo:language="es" fo:country="ES" fo:font-weight="bold"/>
    </style:style>
    <style:style style:family="text" style:name="T301">
      <style:text-properties fo:color="#000000" fo:font-family="Arial" style:font-family-complex="Arial" fo:font-size="14pt" fo:language="es" fo:country="ES" fo:font-weight="bold"/>
    </style:style>
    <style:style style:family="text" style:name="T302">
      <style:text-properties fo:color="#000000" fo:font-family="Arial" style:font-family-complex="Arial" fo:font-size="14pt" fo:language="es" fo:country="ES" fo:font-weight="bold"/>
    </style:style>
    <style:style style:family="text" style:name="T303">
      <style:text-properties fo:color="#000000" fo:font-family="Liberation Serif" style:font-family-complex="Liberation Serif" fo:font-size="12pt" fo:language="es" fo:country="ES" fo:font-weight="bold"/>
    </style:style>
    <style:style style:parent-style-name="789" style:family="paragraph" style:name="P101">
      <style:paragraph-properties fo:text-align="justify"/>
      <style:text-properties fo:color="#000000" fo:font-family="Liberation Serif" style:font-family-complex="Liberation Serif" fo:font-size="12pt" fo:language="es" fo:country="ES"/>
    </style:style>
    <style:style style:family="text" style:name="T304">
      <style:text-properties fo:color="#000000" fo:font-family="Liberation Serif" style:font-family-complex="Liberation Serif" fo:font-size="12pt" fo:language="es" fo:country="ES"/>
    </style:style>
    <style:style style:family="text" style:name="T305">
      <style:text-properties fo:color="#000000" fo:font-family="Liberation Serif" style:font-family-complex="Liberation Serif" fo:font-size="12pt" fo:language="es" fo:country="ES"/>
    </style:style>
    <style:style style:family="text" style:name="T306">
      <style:text-properties fo:color="#000000" fo:font-family="Liberation Serif" style:font-family-complex="Liberation Serif" fo:font-size="12pt" fo:language="es" fo:country="ES"/>
    </style:style>
    <style:style style:parent-style-name="789" style:family="paragraph" style:name="P102">
      <style:paragraph-properties fo:text-align="justify"/>
      <style:text-properties fo:color="#000000" fo:font-family="Liberation Serif" style:font-family-complex="Liberation Serif" fo:font-size="12pt" fo:language="es" fo:country="ES"/>
    </style:style>
    <style:style style:family="text" style:name="T307">
      <style:text-properties fo:color="#000000" fo:font-family="Liberation Serif" style:font-family-complex="Liberation Serif" fo:font-size="12pt" fo:language="es" fo:country="ES"/>
    </style:style>
    <style:style style:family="text" style:name="T308">
      <style:text-properties fo:color="#000000" fo:font-family="Liberation Serif" style:font-family-complex="Liberation Serif" fo:font-size="12pt" fo:language="es" fo:country="ES"/>
    </style:style>
    <style:style style:family="text" style:name="T309">
      <style:text-properties fo:color="#000000" fo:font-family="Liberation Serif" style:font-family-complex="Liberation Serif" fo:font-size="12pt" fo:language="es" fo:country="ES"/>
    </style:style>
    <style:style style:parent-style-name="789" style:family="paragraph" style:name="P103">
      <style:paragraph-properties fo:text-align="justify"/>
      <style:text-properties fo:color="#000000" fo:font-family="Liberation Serif" style:font-family-complex="Liberation Serif" fo:font-size="12pt" fo:language="es" fo:country="ES"/>
    </style:style>
    <style:style style:family="text" style:name="T310">
      <style:text-properties fo:color="#000000" fo:font-family="Liberation Serif" style:font-family-complex="Liberation Serif" fo:font-size="12pt" fo:language="es" fo:country="ES"/>
    </style:style>
    <style:style style:family="text" style:name="T311">
      <style:text-properties fo:color="#000000" fo:font-family="Liberation Serif" style:font-family-complex="Liberation Serif" fo:font-size="12pt" fo:language="es" fo:country="ES"/>
    </style:style>
    <style:style style:family="text" style:name="T312">
      <style:text-properties fo:color="#000000" fo:font-family="Liberation Serif" style:font-family-complex="Liberation Serif" fo:font-size="12pt" fo:language="es" fo:country="ES"/>
    </style:style>
    <style:style style:parent-style-name="789" style:family="paragraph" style:name="P104">
      <style:paragraph-properties fo:text-align="justify"/>
      <style:text-properties fo:color="#000000" fo:font-family="Liberation Serif" style:font-family-complex="Liberation Serif" fo:font-size="12pt" fo:language="es" fo:country="ES"/>
    </style:style>
    <style:style style:family="text" style:name="T313">
      <style:text-properties fo:color="#000000" fo:font-family="Liberation Serif" style:font-family-complex="Liberation Serif" fo:font-size="12pt" fo:language="es" fo:country="ES"/>
    </style:style>
    <style:style style:family="text" style:name="T314">
      <style:text-properties fo:color="#000000" fo:font-family="Liberation Serif" style:font-family-complex="Liberation Serif" fo:font-size="12pt" fo:language="es" fo:country="ES"/>
    </style:style>
    <style:style style:family="text" style:name="T315">
      <style:text-properties fo:color="#000000" fo:font-family="Liberation Serif" style:font-family-complex="Liberation Serif" fo:font-size="12pt" fo:language="es" fo:country="ES"/>
    </style:style>
    <style:style style:parent-style-name="789" style:family="paragraph" style:name="P105">
      <style:paragraph-properties fo:text-align="justify"/>
      <style:text-properties fo:color="#000000" fo:font-family="Liberation Serif" style:font-family-complex="Liberation Serif" fo:font-size="12pt" fo:language="es" fo:country="ES"/>
    </style:style>
    <style:style style:family="text" style:name="T316">
      <style:text-properties fo:color="#000000" fo:font-family="Liberation Serif" style:font-family-complex="Liberation Serif" fo:font-size="12pt" fo:language="es" fo:country="ES"/>
    </style:style>
    <style:style style:family="text" style:name="T317">
      <style:text-properties fo:color="#000000" fo:font-family="Liberation Serif" style:font-family-complex="Liberation Serif" fo:font-size="12pt" fo:language="es" fo:country="ES"/>
    </style:style>
    <style:style style:family="text" style:name="T318">
      <style:text-properties fo:color="#000000" fo:font-family="Liberation Serif" style:font-family-complex="Liberation Serif" fo:font-size="12pt" fo:language="es" fo:country="ES"/>
    </style:style>
    <style:style style:parent-style-name="789" style:family="paragraph" style:name="P106">
      <style:paragraph-properties fo:text-align="justify"/>
      <style:text-properties fo:color="#000000" fo:font-family="Liberation Serif" style:font-family-complex="Liberation Serif" fo:font-size="12pt" fo:language="es" fo:country="ES"/>
    </style:style>
    <style:style style:family="text" style:name="T319">
      <style:text-properties fo:color="#000000" fo:font-family="Liberation Serif" style:font-family-complex="Liberation Serif" fo:font-size="12pt" fo:language="es" fo:country="ES"/>
    </style:style>
    <style:style style:family="text" style:name="T320">
      <style:text-properties fo:color="#000000" fo:font-family="Liberation Serif" style:font-family-complex="Liberation Serif" fo:font-size="12pt" fo:language="es" fo:country="ES"/>
    </style:style>
    <style:style style:family="text" style:name="T321">
      <style:text-properties fo:color="#000000" fo:font-family="Liberation Serif" style:font-family-complex="Liberation Serif" fo:font-size="12pt" fo:language="es" fo:country="ES"/>
    </style:style>
    <style:style style:parent-style-name="789" style:family="paragraph" style:name="P107">
      <style:paragraph-properties fo:text-align="justify"/>
      <style:text-properties fo:color="#000000" fo:font-family="Liberation Serif" style:font-family-complex="Liberation Serif" fo:font-size="12pt" fo:language="es" fo:country="ES"/>
    </style:style>
    <style:style style:family="text" style:name="T322">
      <style:text-properties fo:color="#000000" fo:font-family="Liberation Serif" style:font-family-complex="Liberation Serif" fo:font-size="12pt" fo:language="es" fo:country="ES"/>
    </style:style>
    <style:style style:family="text" style:name="T323">
      <style:text-properties fo:color="#000000" fo:font-family="Liberation Serif" style:font-family-complex="Liberation Serif" fo:font-size="12pt" fo:language="es" fo:country="ES"/>
    </style:style>
    <style:style style:family="text" style:name="T324">
      <style:text-properties fo:color="#000000" fo:font-family="Liberation Serif" style:font-family-complex="Liberation Serif" fo:font-size="12pt" fo:language="es" fo:country="ES"/>
    </style:style>
    <style:style style:parent-style-name="789" style:family="paragraph" style:name="P108">
      <style:paragraph-properties fo:text-align="justify"/>
      <style:text-properties fo:color="#000000" fo:font-family="Liberation Serif" style:font-family-complex="Liberation Serif" fo:font-size="12pt" fo:language="es" fo:country="ES"/>
    </style:style>
    <style:style style:family="text" style:name="T325">
      <style:text-properties fo:color="#000000" fo:font-family="Liberation Serif" style:font-family-complex="Liberation Serif" fo:font-size="12pt" fo:language="es" fo:country="ES"/>
    </style:style>
    <style:style style:family="text" style:name="T326">
      <style:text-properties fo:color="#000000" fo:font-family="Liberation Serif" style:font-family-complex="Liberation Serif" fo:font-size="12pt" fo:language="es" fo:country="ES"/>
    </style:style>
    <style:style style:family="text" style:name="T327">
      <style:text-properties fo:color="#000000" fo:font-family="Liberation Serif" style:font-family-complex="Liberation Serif" fo:font-size="12pt" fo:language="es" fo:country="ES"/>
    </style:style>
    <style:style style:parent-style-name="789" style:family="paragraph" style:name="P109">
      <style:paragraph-properties fo:text-align="justify"/>
      <style:text-properties fo:color="#000000" fo:font-family="Liberation Serif" style:font-family-complex="Liberation Serif" fo:font-size="12pt" fo:language="es" fo:country="ES"/>
    </style:style>
    <style:style style:family="text" style:name="T328">
      <style:text-properties fo:color="#000000" fo:font-family="Liberation Serif" style:font-family-complex="Liberation Serif" fo:font-size="12pt" fo:language="es" fo:country="ES"/>
    </style:style>
    <style:style style:family="text" style:name="T329">
      <style:text-properties fo:color="#000000" fo:font-family="Liberation Serif" style:font-family-complex="Liberation Serif" fo:font-size="12pt" fo:language="es" fo:country="ES"/>
    </style:style>
    <style:style style:family="text" style:name="T330">
      <style:text-properties fo:color="#000000" fo:font-family="Liberation Serif" style:font-family-complex="Liberation Serif" fo:font-size="12pt" fo:language="es" fo:country="ES"/>
    </style:style>
    <style:style style:parent-style-name="789" style:family="paragraph" style:name="P110">
      <style:paragraph-properties fo:text-align="justify"/>
      <style:text-properties fo:color="#000000" fo:font-family="Liberation Serif" style:font-family-complex="Liberation Serif" fo:font-size="12pt" fo:language="es" fo:country="ES"/>
    </style:style>
    <style:style style:family="text" style:name="T331">
      <style:text-properties fo:color="#000000" fo:font-family="Liberation Serif" style:font-family-complex="Liberation Serif" fo:font-size="12pt" fo:language="es" fo:country="ES"/>
    </style:style>
    <style:style style:family="text" style:name="T332">
      <style:text-properties fo:color="#000000" fo:font-family="Liberation Serif" style:font-family-complex="Liberation Serif" fo:font-size="12pt" fo:language="es" fo:country="ES"/>
    </style:style>
    <style:style style:family="text" style:name="T333">
      <style:text-properties fo:color="#000000" fo:font-family="Liberation Serif" style:font-family-complex="Liberation Serif" fo:font-size="12pt" fo:language="es" fo:country="ES"/>
    </style:style>
    <style:style style:parent-style-name="789" style:family="paragraph" style:name="P111">
      <style:paragraph-properties fo:text-align="justify"/>
      <style:text-properties fo:color="#000000" fo:font-family="Liberation Serif" style:font-family-complex="Liberation Serif" fo:font-size="12pt" fo:language="es" fo:country="ES"/>
    </style:style>
    <style:style style:family="text" style:name="T334">
      <style:text-properties fo:color="#000000" fo:font-family="Liberation Serif" style:font-family-complex="Liberation Serif" fo:font-size="12pt" fo:language="es" fo:country="ES"/>
    </style:style>
    <style:style style:family="text" style:name="T335">
      <style:text-properties fo:color="#000000" fo:font-family="Liberation Serif" style:font-family-complex="Liberation Serif" fo:font-size="12pt" fo:language="es" fo:country="ES"/>
    </style:style>
    <style:style style:family="text" style:name="T336">
      <style:text-properties fo:color="#000000" fo:font-family="Liberation Serif" style:font-family-complex="Liberation Serif" fo:font-size="12pt" fo:language="es" fo:country="ES"/>
    </style:style>
    <style:style style:parent-style-name="789" style:family="paragraph" style:name="P112">
      <style:paragraph-properties fo:text-align="justify"/>
      <style:text-properties fo:color="#000000" fo:font-family="Liberation Serif" style:font-family-complex="Liberation Serif" fo:font-size="12pt" fo:language="es" fo:country="ES"/>
    </style:style>
    <style:style style:family="text" style:name="T337">
      <style:text-properties fo:color="#000000" fo:font-family="Liberation Serif" style:font-family-complex="Liberation Serif" fo:font-size="12pt" fo:language="es" fo:country="ES"/>
    </style:style>
    <style:style style:family="text" style:name="T338">
      <style:text-properties fo:color="#000000" fo:font-family="Liberation Serif" style:font-family-complex="Liberation Serif" fo:font-size="12pt" fo:language="es" fo:country="ES"/>
    </style:style>
    <style:style style:family="text" style:name="T339">
      <style:text-properties fo:color="#000000" fo:font-family="Liberation Serif" style:font-family-complex="Liberation Serif" fo:font-size="12pt" fo:language="es" fo:country="ES"/>
    </style:style>
    <style:style style:parent-style-name="789" style:family="paragraph" style:name="P113">
      <style:paragraph-properties fo:text-align="justify"/>
      <style:text-properties fo:color="#000000" fo:font-family="Liberation Serif" style:font-family-complex="Liberation Serif" fo:font-size="12pt" fo:language="es" fo:country="ES"/>
    </style:style>
    <style:style style:family="text" style:name="T340">
      <style:text-properties fo:color="#000000" fo:font-family="Liberation Serif" style:font-family-complex="Liberation Serif" fo:font-size="12pt" fo:language="es" fo:country="ES"/>
    </style:style>
    <style:style style:family="text" style:name="T341">
      <style:text-properties fo:color="#000000" fo:font-family="Liberation Serif" style:font-family-complex="Liberation Serif" fo:font-size="12pt" fo:language="es" fo:country="ES"/>
    </style:style>
    <style:style style:family="text" style:name="T342">
      <style:text-properties fo:color="#000000" fo:font-family="Liberation Serif" style:font-family-complex="Liberation Serif" fo:font-size="12pt" fo:language="es" fo:country="ES"/>
    </style:style>
    <style:style style:parent-style-name="789" style:family="paragraph" style:name="P114">
      <style:paragraph-properties fo:text-align="justify"/>
      <style:text-properties fo:color="#000000" fo:font-family="Liberation Serif" style:font-family-complex="Liberation Serif" fo:font-size="12pt" fo:language="es" fo:country="ES"/>
    </style:style>
    <style:style style:family="text" style:name="T343">
      <style:text-properties fo:color="#000000" fo:font-family="Liberation Serif" style:font-family-complex="Liberation Serif" fo:font-size="12pt" fo:language="es" fo:country="ES"/>
    </style:style>
    <style:style style:family="text" style:name="T344">
      <style:text-properties fo:color="#000000" fo:font-family="Liberation Serif" style:font-family-complex="Liberation Serif" fo:font-size="12pt" fo:language="es" fo:country="ES"/>
    </style:style>
    <style:style style:family="text" style:name="T345">
      <style:text-properties fo:color="#000000" fo:font-family="Liberation Serif" style:font-family-complex="Liberation Serif" fo:font-size="12pt" fo:language="es" fo:country="ES"/>
    </style:style>
    <style:style style:parent-style-name="789" style:family="paragraph" style:name="P115">
      <style:paragraph-properties fo:text-align="justify"/>
      <style:text-properties fo:color="#000000" fo:font-family="Liberation Serif" style:font-family-complex="Liberation Serif" fo:font-size="12pt" fo:language="es" fo:country="ES"/>
    </style:style>
    <style:style style:family="text" style:name="T346">
      <style:text-properties fo:color="#000000" fo:font-family="Liberation Serif" style:font-family-complex="Liberation Serif" fo:font-size="12pt" fo:language="es" fo:country="ES"/>
    </style:style>
    <style:style style:family="text" style:name="T347">
      <style:text-properties fo:color="#000000" fo:font-family="Liberation Serif" style:font-family-complex="Liberation Serif" fo:font-size="12pt" fo:language="es" fo:country="ES"/>
    </style:style>
    <style:style style:family="text" style:name="T348">
      <style:text-properties fo:color="#000000" fo:font-family="Liberation Serif" style:font-family-complex="Liberation Serif" fo:font-size="12pt" fo:language="es" fo:country="ES"/>
    </style:style>
    <style:style style:parent-style-name="789" style:family="paragraph" style:name="P116">
      <style:paragraph-properties fo:text-align="justify"/>
      <style:text-properties fo:color="#000000" fo:font-family="Liberation Serif" style:font-family-complex="Liberation Serif" fo:font-size="12pt" fo:language="es" fo:country="ES"/>
    </style:style>
    <style:style style:family="text" style:name="T349">
      <style:text-properties fo:color="#000000" fo:font-family="Liberation Serif" style:font-family-complex="Liberation Serif" fo:font-size="12pt" fo:language="es" fo:country="ES"/>
    </style:style>
    <style:style style:family="text" style:name="T350">
      <style:text-properties fo:color="#000000" fo:font-family="Liberation Serif" style:font-family-complex="Liberation Serif" fo:font-size="12pt" fo:language="es" fo:country="ES"/>
    </style:style>
    <style:style style:family="text" style:name="T351">
      <style:text-properties fo:color="#000000" fo:font-family="Liberation Serif" style:font-family-complex="Liberation Serif" fo:font-size="12pt" fo:language="es" fo:country="ES"/>
    </style:style>
    <style:style style:parent-style-name="789" style:family="paragraph" style:name="P117">
      <style:paragraph-properties fo:text-align="justify"/>
      <style:text-properties fo:color="#000000" fo:font-family="Liberation Serif" style:font-family-complex="Liberation Serif" fo:font-size="12pt" fo:language="es" fo:country="ES"/>
    </style:style>
    <style:style style:family="text" style:name="T352">
      <style:text-properties fo:color="#000000" fo:font-family="Liberation Serif" style:font-family-complex="Liberation Serif" fo:font-size="12pt" fo:language="es" fo:country="ES"/>
    </style:style>
    <style:style style:family="text" style:name="T353">
      <style:text-properties fo:color="#000000" fo:font-family="Liberation Serif" style:font-family-complex="Liberation Serif" fo:font-size="12pt" fo:language="es" fo:country="ES"/>
    </style:style>
    <style:style style:family="text" style:name="T354">
      <style:text-properties fo:color="#000000" fo:font-family="Liberation Serif" style:font-family-complex="Liberation Serif" fo:font-size="12pt" fo:language="es" fo:country="ES"/>
    </style:style>
    <style:style style:parent-style-name="789" style:family="paragraph" style:name="P118">
      <style:paragraph-properties fo:text-align="justify"/>
      <style:text-properties fo:color="#000000" fo:font-family="Liberation Serif" style:font-family-complex="Liberation Serif" fo:font-size="12pt" fo:language="es" fo:country="ES"/>
    </style:style>
    <style:style style:family="text" style:name="T355">
      <style:text-properties fo:color="#000000" fo:font-family="Liberation Serif" style:font-family-complex="Liberation Serif" fo:font-size="12pt" fo:language="es" fo:country="ES"/>
    </style:style>
    <style:style style:family="text" style:name="T356">
      <style:text-properties fo:color="#000000" fo:font-family="Liberation Serif" style:font-family-complex="Liberation Serif" fo:font-size="12pt" fo:language="es" fo:country="ES"/>
    </style:style>
    <style:style style:family="text" style:name="T357">
      <style:text-properties fo:color="#000000" fo:font-family="Liberation Serif" style:font-family-complex="Liberation Serif" fo:font-size="12pt" fo:language="es" fo:country="ES"/>
    </style:style>
    <style:style style:parent-style-name="789" style:family="paragraph" style:name="P119">
      <style:paragraph-properties fo:text-align="justify"/>
      <style:text-properties fo:color="#000000" fo:font-family="Liberation Serif" style:font-family-complex="Liberation Serif" fo:font-size="12pt" fo:language="es" fo:country="ES"/>
    </style:style>
    <style:style style:family="text" style:name="T358">
      <style:text-properties fo:color="#000000" fo:font-family="Liberation Serif" style:font-family-complex="Liberation Serif" fo:font-size="12pt" fo:language="es" fo:country="ES"/>
    </style:style>
    <style:style style:family="text" style:name="T359">
      <style:text-properties fo:color="#000000" fo:font-family="Liberation Serif" style:font-family-complex="Liberation Serif" fo:font-size="12pt" fo:language="es" fo:country="ES"/>
    </style:style>
    <style:style style:family="text" style:name="T360">
      <style:text-properties fo:color="#000000" fo:font-family="Liberation Serif" style:font-family-complex="Liberation Serif" fo:font-size="12pt" fo:language="es" fo:country="ES"/>
    </style:style>
    <style:style style:parent-style-name="789" style:family="paragraph" style:name="P120">
      <style:paragraph-properties fo:text-align="justify"/>
      <style:text-properties fo:color="#000000" fo:font-family="Liberation Serif" style:font-family-complex="Liberation Serif" fo:font-size="12pt" fo:language="es" fo:country="ES"/>
    </style:style>
    <style:style style:family="text" style:name="T361">
      <style:text-properties fo:color="#000000" fo:font-family="Liberation Serif" style:font-family-complex="Liberation Serif" fo:font-size="12pt" fo:language="es" fo:country="ES"/>
    </style:style>
    <style:style style:family="text" style:name="T362">
      <style:text-properties fo:color="#000000" fo:font-family="Liberation Serif" style:font-family-complex="Liberation Serif" fo:font-size="12pt" fo:language="es" fo:country="ES"/>
    </style:style>
    <style:style style:family="text" style:name="T363">
      <style:text-properties fo:color="#000000" fo:font-family="Liberation Serif" style:font-family-complex="Liberation Serif" fo:font-size="12pt" fo:language="es" fo:country="ES"/>
    </style:style>
    <style:style style:parent-style-name="789" style:family="paragraph" style:name="P121">
      <style:paragraph-properties fo:text-align="justify"/>
      <style:text-properties fo:color="#000000" fo:font-family="Liberation Serif" style:font-family-complex="Liberation Serif" fo:font-size="12pt" fo:language="es" fo:country="ES"/>
    </style:style>
    <style:style style:family="text" style:name="T364">
      <style:text-properties fo:color="#000000" fo:font-family="Liberation Serif" style:font-family-complex="Liberation Serif" fo:font-size="12pt" fo:language="es" fo:country="ES"/>
    </style:style>
    <style:style style:family="text" style:name="T365">
      <style:text-properties fo:color="#000000" fo:font-family="Liberation Serif" style:font-family-complex="Liberation Serif" fo:font-size="12pt" fo:language="es" fo:country="ES"/>
    </style:style>
    <style:style style:family="text" style:name="T366">
      <style:text-properties fo:color="#000000" fo:font-family="Liberation Serif" style:font-family-complex="Liberation Serif" fo:font-size="12pt" fo:language="es" fo:country="ES"/>
    </style:style>
    <style:style style:parent-style-name="789" style:family="paragraph" style:name="P122">
      <style:paragraph-properties fo:text-align="justify"/>
      <style:text-properties fo:color="#000000" fo:font-family="Liberation Serif" style:font-family-complex="Liberation Serif" fo:font-size="12pt" fo:language="es" fo:country="ES"/>
    </style:style>
    <style:style style:family="text" style:name="T367">
      <style:text-properties fo:color="#000000" fo:font-family="Liberation Serif" style:font-family-complex="Liberation Serif" fo:font-size="12pt" fo:language="es" fo:country="ES"/>
    </style:style>
    <style:style style:family="text" style:name="T368">
      <style:text-properties fo:color="#000000" fo:font-family="Liberation Serif" style:font-family-complex="Liberation Serif" fo:font-size="12pt" fo:language="es" fo:country="ES"/>
    </style:style>
    <style:style style:family="text" style:name="T369">
      <style:text-properties fo:color="#000000" fo:font-family="Liberation Serif" style:font-family-complex="Liberation Serif" fo:font-size="12pt" fo:language="es" fo:country="ES"/>
    </style:style>
    <style:style style:parent-style-name="789" style:family="paragraph" style:name="P123">
      <style:paragraph-properties fo:text-align="justify"/>
      <style:text-properties fo:color="#000000" fo:font-family="Liberation Serif" style:font-family-complex="Liberation Serif" fo:font-size="12pt" fo:language="es" fo:country="ES"/>
    </style:style>
    <style:style style:family="text" style:name="T370">
      <style:text-properties fo:color="#000000" fo:font-family="Liberation Serif" style:font-family-complex="Liberation Serif" fo:font-size="12pt" fo:language="es" fo:country="ES"/>
    </style:style>
    <style:style style:family="text" style:name="T371">
      <style:text-properties fo:color="#000000" fo:font-family="Liberation Serif" style:font-family-complex="Liberation Serif" fo:font-size="12pt" fo:language="es" fo:country="ES"/>
    </style:style>
    <style:style style:family="text" style:name="T372">
      <style:text-properties fo:color="#000000" fo:font-family="Liberation Serif" style:font-family-complex="Liberation Serif" fo:font-size="12pt" fo:language="es" fo:country="ES"/>
    </style:style>
    <style:style style:parent-style-name="789" style:family="paragraph" style:name="P124">
      <style:paragraph-properties fo:text-align="justify"/>
      <style:text-properties fo:color="#000000" fo:font-family="Liberation Serif" style:font-family-complex="Liberation Serif" fo:font-size="12pt" fo:language="es" fo:country="ES"/>
    </style:style>
    <style:style style:family="text" style:name="T373">
      <style:text-properties fo:color="#000000" fo:font-family="Liberation Serif" style:font-family-complex="Liberation Serif" fo:font-size="12pt" fo:language="es" fo:country="ES"/>
    </style:style>
    <style:style style:family="text" style:name="T374">
      <style:text-properties fo:color="#000000" fo:font-family="Liberation Serif" style:font-family-complex="Liberation Serif" fo:font-size="12pt" fo:language="es" fo:country="ES"/>
    </style:style>
    <style:style style:family="text" style:name="T375">
      <style:text-properties fo:color="#000000" fo:font-family="Liberation Serif" style:font-family-complex="Liberation Serif" fo:font-size="12pt" fo:language="es" fo:country="ES"/>
    </style:style>
    <style:style style:parent-style-name="789" style:family="paragraph" style:name="P125">
      <style:paragraph-properties fo:text-align="justify"/>
      <style:text-properties fo:color="#000000" fo:font-family="Liberation Serif" style:font-family-complex="Liberation Serif" fo:font-size="12pt" fo:language="es" fo:country="ES"/>
    </style:style>
    <style:style style:family="text" style:name="T376">
      <style:text-properties fo:color="#000000" fo:font-family="Liberation Serif" style:font-family-complex="Liberation Serif" fo:font-size="12pt" fo:language="es" fo:country="ES"/>
    </style:style>
    <style:style style:family="text" style:name="T377">
      <style:text-properties fo:color="#000000" fo:font-family="Liberation Serif" style:font-family-complex="Liberation Serif" fo:font-size="12pt" fo:language="es" fo:country="ES"/>
    </style:style>
    <style:style style:family="text" style:name="T378">
      <style:text-properties fo:color="#000000" fo:font-family="Liberation Serif" style:font-family-complex="Liberation Serif" fo:font-size="12pt" fo:language="es" fo:country="ES"/>
    </style:style>
    <style:style style:parent-style-name="789" style:family="paragraph" style:name="P126">
      <style:paragraph-properties fo:text-align="justify"/>
      <style:text-properties fo:color="#000000" fo:font-family="Liberation Serif" style:font-family-complex="Liberation Serif" fo:font-size="12pt" fo:language="es" fo:country="ES"/>
    </style:style>
    <style:style style:family="text" style:name="T379">
      <style:text-properties fo:color="#000000" fo:font-family="Liberation Serif" style:font-family-complex="Liberation Serif" fo:font-size="12pt" fo:language="es" fo:country="ES"/>
    </style:style>
    <style:style style:family="text" style:name="T380">
      <style:text-properties fo:color="#000000" fo:font-family="Liberation Serif" style:font-family-complex="Liberation Serif" fo:font-size="12pt" fo:language="es" fo:country="ES"/>
    </style:style>
    <style:style style:family="text" style:name="T381">
      <style:text-properties fo:color="#000000" fo:font-family="Liberation Serif" style:font-family-complex="Liberation Serif" fo:font-size="12pt" fo:language="es" fo:country="ES"/>
    </style:style>
    <style:style style:parent-style-name="789" style:family="paragraph" style:name="P127">
      <style:paragraph-properties fo:text-align="justify"/>
      <style:text-properties fo:color="#000000" fo:font-family="Liberation Serif" style:font-family-complex="Liberation Serif" fo:font-size="12pt" fo:language="es" fo:country="ES"/>
    </style:style>
    <style:style style:family="text" style:name="T382">
      <style:text-properties fo:color="#000000" fo:font-family="Liberation Serif" style:font-family-complex="Liberation Serif" fo:font-size="12pt" fo:language="es" fo:country="ES"/>
    </style:style>
    <style:style style:family="text" style:name="T383">
      <style:text-properties fo:color="#000000" fo:font-family="Liberation Serif" style:font-family-complex="Liberation Serif" fo:font-size="12pt" fo:language="es" fo:country="ES"/>
    </style:style>
    <style:style style:family="text" style:name="T384">
      <style:text-properties fo:color="#000000" fo:font-family="Liberation Serif" style:font-family-complex="Liberation Serif" fo:font-size="12pt" fo:language="es" fo:country="ES"/>
    </style:style>
    <style:style style:parent-style-name="789" style:family="paragraph" style:name="P128">
      <style:paragraph-properties fo:text-align="justify"/>
      <style:text-properties fo:color="#000000" fo:font-family="Liberation Serif" style:font-family-complex="Liberation Serif" fo:font-size="12pt" fo:language="es" fo:country="ES"/>
    </style:style>
    <style:style style:family="text" style:name="T385">
      <style:text-properties fo:color="#000000" fo:font-family="Liberation Serif" style:font-family-complex="Liberation Serif" fo:font-size="12pt" fo:language="es" fo:country="ES"/>
    </style:style>
    <style:style style:family="text" style:name="T386">
      <style:text-properties fo:color="#000000" fo:font-family="Liberation Serif" style:font-family-complex="Liberation Serif" fo:font-size="12pt" fo:language="es" fo:country="ES"/>
    </style:style>
    <style:style style:family="text" style:name="T387">
      <style:text-properties fo:color="#000000" fo:font-family="Liberation Serif" style:font-family-complex="Liberation Serif" fo:font-size="12pt" fo:language="es" fo:country="ES"/>
    </style:style>
    <style:style style:parent-style-name="789" style:family="paragraph" style:name="P129">
      <style:paragraph-properties fo:text-align="justify"/>
      <style:text-properties fo:color="#000000" fo:font-family="Liberation Serif" style:font-family-complex="Liberation Serif" fo:font-size="12pt" fo:language="es" fo:country="ES"/>
    </style:style>
    <style:style style:family="text" style:name="T388">
      <style:text-properties fo:color="#000000" fo:font-family="Liberation Serif" style:font-family-complex="Liberation Serif" fo:font-size="12pt" fo:language="es" fo:country="ES"/>
    </style:style>
    <style:style style:family="text" style:name="T389">
      <style:text-properties fo:color="#000000" fo:font-family="Liberation Serif" style:font-family-complex="Liberation Serif" fo:font-size="12pt" fo:language="es" fo:country="ES"/>
    </style:style>
    <style:style style:family="text" style:name="T390">
      <style:text-properties fo:color="#000000" fo:font-family="Liberation Serif" style:font-family-complex="Liberation Serif" fo:font-size="12pt" fo:language="es" fo:country="ES"/>
    </style:style>
    <style:style style:parent-style-name="789" style:family="paragraph" style:name="P130">
      <style:paragraph-properties fo:text-align="justify"/>
      <style:text-properties fo:color="#000000" fo:font-family="Liberation Serif" style:font-family-complex="Liberation Serif" fo:font-size="12pt" fo:language="es" fo:country="ES"/>
    </style:style>
    <style:style style:family="text" style:name="T391">
      <style:text-properties fo:color="#000000" fo:font-family="Liberation Serif" style:font-family-complex="Liberation Serif" fo:font-size="12pt" fo:language="es" fo:country="ES"/>
    </style:style>
    <style:style style:family="text" style:name="T392">
      <style:text-properties fo:color="#000000" fo:font-family="Liberation Serif" style:font-family-complex="Liberation Serif" fo:font-size="12pt" fo:language="es" fo:country="ES"/>
    </style:style>
    <style:style style:family="text" style:name="T393">
      <style:text-properties fo:color="#000000" fo:font-family="Liberation Serif" style:font-family-complex="Liberation Serif" fo:font-size="12pt" fo:language="es" fo:country="ES"/>
    </style:style>
    <style:style style:parent-style-name="789" style:family="paragraph" style:name="P131">
      <style:paragraph-properties fo:text-align="justify"/>
      <style:text-properties fo:color="#000000" fo:font-family="Liberation Serif" style:font-family-complex="Liberation Serif" fo:font-size="12pt" fo:language="es" fo:country="ES"/>
    </style:style>
    <style:style style:family="text" style:name="T394">
      <style:text-properties fo:color="#000000" fo:font-family="Liberation Serif" style:font-family-complex="Liberation Serif" fo:font-size="12pt" fo:language="es" fo:country="ES"/>
    </style:style>
    <style:style style:family="text" style:name="T395">
      <style:text-properties fo:color="#000000" fo:font-family="Liberation Serif" style:font-family-complex="Liberation Serif" fo:font-size="12pt" fo:language="es" fo:country="ES"/>
    </style:style>
    <style:style style:family="text" style:name="T396">
      <style:text-properties fo:color="#000000" fo:font-family="Liberation Serif" style:font-family-complex="Liberation Serif" fo:font-size="12pt" fo:language="es" fo:country="ES"/>
    </style:style>
    <style:style style:parent-style-name="789" style:family="paragraph" style:name="P132">
      <style:paragraph-properties fo:text-align="justify"/>
      <style:text-properties fo:color="#000000" fo:font-family="Liberation Serif" style:font-family-complex="Liberation Serif" fo:font-size="12pt" fo:language="es" fo:country="ES"/>
    </style:style>
    <style:style style:family="text" style:name="T397">
      <style:text-properties fo:color="#000000" fo:font-family="Liberation Serif" style:font-family-complex="Liberation Serif" fo:font-size="12pt" fo:language="es" fo:country="ES"/>
    </style:style>
    <style:style style:family="text" style:name="T398">
      <style:text-properties fo:color="#000000" fo:font-family="Liberation Serif" style:font-family-complex="Liberation Serif" fo:font-size="12pt" fo:language="es" fo:country="ES"/>
    </style:style>
    <style:style style:family="text" style:name="T399">
      <style:text-properties fo:color="#000000" fo:font-family="Liberation Serif" style:font-family-complex="Liberation Serif" fo:font-size="12pt" fo:language="es" fo:country="ES"/>
    </style:style>
    <style:style style:parent-style-name="789" style:family="paragraph" style:name="P133">
      <style:paragraph-properties fo:text-align="justify"/>
      <style:text-properties fo:color="#000000" fo:font-family="Liberation Serif" style:font-family-complex="Liberation Serif" fo:font-size="12pt" fo:language="es" fo:country="ES"/>
    </style:style>
    <style:style style:family="text" style:name="T400">
      <style:text-properties fo:color="#000000" fo:font-family="Liberation Serif" style:font-family-complex="Liberation Serif" fo:font-size="12pt" fo:language="es" fo:country="ES"/>
    </style:style>
    <style:style style:family="text" style:name="T401">
      <style:text-properties fo:color="#000000" fo:font-family="Liberation Serif" style:font-family-complex="Liberation Serif" fo:font-size="12pt" fo:language="es" fo:country="ES"/>
    </style:style>
    <style:style style:family="text" style:name="T402">
      <style:text-properties fo:color="#000000" fo:font-family="Liberation Serif" style:font-family-complex="Liberation Serif" fo:font-size="12pt" fo:language="es" fo:country="ES"/>
    </style:style>
    <style:style style:parent-style-name="789" style:family="paragraph" style:name="P134">
      <style:paragraph-properties fo:text-align="justify"/>
      <style:text-properties fo:color="#000000" fo:font-family="Liberation Serif" style:font-family-complex="Liberation Serif" fo:font-size="12pt" fo:language="es" fo:country="ES"/>
    </style:style>
    <style:style style:family="text" style:name="T403">
      <style:text-properties fo:color="#000000" fo:font-family="Liberation Serif" style:font-family-complex="Liberation Serif" fo:font-size="12pt" fo:language="es" fo:country="ES"/>
    </style:style>
    <style:style style:family="text" style:name="T404">
      <style:text-properties fo:color="#000000" fo:font-family="Liberation Serif" style:font-family-complex="Liberation Serif" fo:font-size="12pt" fo:language="es" fo:country="ES"/>
    </style:style>
    <style:style style:family="text" style:name="T405">
      <style:text-properties fo:color="#000000" fo:font-family="Liberation Serif" style:font-family-complex="Liberation Serif" fo:font-size="12pt" fo:language="es" fo:country="ES"/>
    </style:style>
    <style:style style:parent-style-name="789" style:family="paragraph" style:name="P135">
      <style:paragraph-properties fo:text-align="justify"/>
      <style:text-properties fo:color="#000000" fo:font-family="Liberation Serif" style:font-family-complex="Liberation Serif" fo:font-size="12pt" fo:language="es" fo:country="ES"/>
    </style:style>
    <style:style style:family="text" style:name="T406">
      <style:text-properties fo:color="#000000" fo:font-family="Liberation Serif" style:font-family-complex="Liberation Serif" fo:font-size="12pt" fo:language="es" fo:country="ES"/>
    </style:style>
    <style:style style:family="text" style:name="T407">
      <style:text-properties fo:color="#000000" fo:font-family="Liberation Serif" style:font-family-complex="Liberation Serif" fo:font-size="12pt" fo:language="es" fo:country="ES"/>
    </style:style>
    <style:style style:family="text" style:name="T408">
      <style:text-properties fo:color="#000000" fo:font-family="Liberation Serif" style:font-family-complex="Liberation Serif" fo:font-size="12pt" fo:language="es" fo:country="ES"/>
    </style:style>
    <style:style style:parent-style-name="789" style:family="paragraph" style:name="P136">
      <style:paragraph-properties fo:text-align="justify"/>
      <style:text-properties fo:color="#000000" fo:font-family="Liberation Serif" style:font-family-complex="Liberation Serif" fo:font-size="12pt" fo:language="es" fo:country="ES"/>
    </style:style>
    <style:style style:family="text" style:name="T409">
      <style:text-properties fo:color="#000000" fo:font-family="Liberation Serif" style:font-family-complex="Liberation Serif" fo:font-size="12pt" fo:language="es" fo:country="ES"/>
    </style:style>
    <style:style style:family="text" style:name="T410">
      <style:text-properties fo:color="#000000" fo:font-family="Liberation Serif" style:font-family-complex="Liberation Serif" fo:font-size="12pt" fo:language="es" fo:country="ES"/>
    </style:style>
    <style:style style:family="text" style:name="T411">
      <style:text-properties fo:color="#000000" fo:font-family="Liberation Serif" style:font-family-complex="Liberation Serif" fo:font-size="12pt" fo:language="es" fo:country="ES"/>
    </style:style>
    <style:style style:parent-style-name="789" style:family="paragraph" style:name="P137">
      <style:paragraph-properties fo:text-align="justify"/>
      <style:text-properties fo:color="#000000" fo:font-family="Liberation Serif" style:font-family-complex="Liberation Serif" fo:font-size="12pt" fo:language="es" fo:country="ES"/>
    </style:style>
    <style:style style:family="text" style:name="T412">
      <style:text-properties fo:color="#000000" fo:font-family="Liberation Serif" style:font-family-complex="Liberation Serif" fo:font-size="12pt" fo:language="es" fo:country="ES"/>
    </style:style>
    <style:style style:family="text" style:name="T413">
      <style:text-properties fo:color="#000000" fo:font-family="Liberation Serif" style:font-family-complex="Liberation Serif" fo:font-size="12pt" fo:language="es" fo:country="ES"/>
    </style:style>
    <style:style style:family="text" style:name="T414">
      <style:text-properties fo:color="#000000" fo:font-family="Liberation Serif" style:font-family-complex="Liberation Serif" fo:font-size="12pt" fo:language="es" fo:country="ES"/>
    </style:style>
    <style:style style:parent-style-name="789" style:family="paragraph" style:name="P138">
      <style:paragraph-properties fo:text-align="justify"/>
      <style:text-properties fo:color="#000000" fo:font-family="Liberation Serif" style:font-family-complex="Liberation Serif" fo:font-size="12pt" fo:language="es" fo:country="ES"/>
    </style:style>
    <style:style style:family="text" style:name="T415">
      <style:text-properties fo:color="#000000" fo:font-family="Liberation Serif" style:font-family-complex="Liberation Serif" fo:font-size="12pt" fo:language="es" fo:country="ES"/>
    </style:style>
    <style:style style:family="text" style:name="T416">
      <style:text-properties fo:color="#000000" fo:font-family="Liberation Serif" style:font-family-complex="Liberation Serif" fo:font-size="12pt" fo:language="es" fo:country="ES"/>
    </style:style>
    <style:style style:family="text" style:name="T417">
      <style:text-properties fo:color="#000000" fo:font-family="Liberation Serif" style:font-family-complex="Liberation Serif" fo:font-size="12pt" fo:language="es" fo:country="ES"/>
    </style:style>
    <style:style style:parent-style-name="789" style:family="paragraph" style:name="P139">
      <style:paragraph-properties fo:text-align="justify"/>
      <style:text-properties fo:color="#000000" fo:font-family="Liberation Serif" style:font-family-complex="Liberation Serif" fo:font-size="12pt" fo:language="es" fo:country="ES"/>
    </style:style>
    <style:style style:family="text" style:name="T418">
      <style:text-properties fo:color="#000000" fo:font-family="Liberation Serif" style:font-family-complex="Liberation Serif" fo:font-size="12pt" fo:language="es" fo:country="ES"/>
    </style:style>
    <style:style style:family="text" style:name="T419">
      <style:text-properties fo:color="#000000" fo:font-family="Liberation Serif" style:font-family-complex="Liberation Serif" fo:font-size="12pt" fo:language="es" fo:country="ES"/>
    </style:style>
    <style:style style:family="text" style:name="T420">
      <style:text-properties fo:color="#000000" fo:font-family="Liberation Serif" style:font-family-complex="Liberation Serif" fo:font-size="12pt" fo:language="es" fo:country="ES"/>
    </style:style>
    <style:style style:parent-style-name="789" style:family="paragraph" style:name="P140">
      <style:paragraph-properties fo:text-align="justify"/>
      <style:text-properties fo:color="#000000" fo:font-family="Liberation Serif" style:font-family-complex="Liberation Serif" fo:font-size="12pt" fo:language="es" fo:country="ES"/>
    </style:style>
    <style:style style:family="text" style:name="T421">
      <style:text-properties fo:color="#000000" fo:font-family="Liberation Serif" style:font-family-complex="Liberation Serif" fo:font-size="12pt" fo:language="es" fo:country="ES"/>
    </style:style>
    <style:style style:family="text" style:name="T422">
      <style:text-properties fo:color="#000000" fo:font-family="Liberation Serif" style:font-family-complex="Liberation Serif" fo:font-size="12pt" fo:language="es" fo:country="ES"/>
    </style:style>
    <style:style style:family="text" style:name="T423">
      <style:text-properties fo:color="#000000" fo:font-family="Liberation Serif" style:font-family-complex="Liberation Serif" fo:font-size="12pt" fo:language="es" fo:country="ES"/>
    </style:style>
    <style:style style:parent-style-name="789" style:family="paragraph" style:name="P141">
      <style:paragraph-properties fo:text-align="justify"/>
      <style:text-properties fo:color="#000000" fo:font-family="Liberation Serif" style:font-family-complex="Liberation Serif" fo:font-size="12pt" fo:language="es" fo:country="ES"/>
    </style:style>
    <style:style style:family="text" style:name="T424">
      <style:text-properties fo:color="#000000" fo:font-family="Liberation Serif" style:font-family-complex="Liberation Serif" fo:font-size="12pt" fo:language="es" fo:country="ES"/>
    </style:style>
    <style:style style:family="text" style:name="T425">
      <style:text-properties fo:color="#000000" fo:font-family="Liberation Serif" style:font-family-complex="Liberation Serif" fo:font-size="12pt" fo:language="es" fo:country="ES"/>
    </style:style>
    <style:style style:family="text" style:name="T426">
      <style:text-properties fo:color="#000000" fo:font-family="Liberation Serif" style:font-family-complex="Liberation Serif" fo:font-size="12pt" fo:language="es" fo:country="ES"/>
    </style:style>
    <style:style style:parent-style-name="789" style:family="paragraph" style:name="P142">
      <style:paragraph-properties fo:text-align="justify"/>
      <style:text-properties fo:color="#000000" fo:font-family="Liberation Serif" style:font-family-complex="Liberation Serif" fo:font-size="12pt" fo:language="es" fo:country="ES"/>
    </style:style>
    <style:style style:family="text" style:name="T427">
      <style:text-properties fo:color="#000000" fo:font-family="Liberation Serif" style:font-family-complex="Liberation Serif" fo:font-size="12pt" fo:language="es" fo:country="ES"/>
    </style:style>
    <style:style style:family="text" style:name="T428">
      <style:text-properties fo:color="#000000" fo:font-family="Liberation Serif" style:font-family-complex="Liberation Serif" fo:font-size="12pt" fo:language="es" fo:country="ES"/>
    </style:style>
    <style:style style:family="text" style:name="T429">
      <style:text-properties fo:color="#000000" fo:font-family="Liberation Serif" style:font-family-complex="Liberation Serif" fo:font-size="12pt" fo:language="es" fo:country="ES"/>
    </style:style>
    <style:style style:parent-style-name="789" style:family="paragraph" style:name="P143">
      <style:paragraph-properties fo:text-align="justify"/>
      <style:text-properties fo:color="#000000" fo:font-family="Liberation Serif" style:font-family-complex="Liberation Serif" fo:font-size="12pt" fo:language="es" fo:country="ES"/>
    </style:style>
    <style:style style:family="text" style:name="T430">
      <style:text-properties fo:color="#000000" fo:font-family="Liberation Serif" style:font-family-complex="Liberation Serif" fo:font-size="12pt" fo:language="es" fo:country="ES"/>
    </style:style>
    <style:style style:family="text" style:name="T431">
      <style:text-properties fo:color="#000000" fo:font-family="Liberation Serif" style:font-family-complex="Liberation Serif" fo:font-size="12pt" fo:language="es" fo:country="ES"/>
    </style:style>
    <style:style style:family="text" style:name="T432">
      <style:text-properties fo:color="#000000" fo:font-family="Liberation Serif" style:font-family-complex="Liberation Serif" fo:font-size="12pt" fo:language="es" fo:country="ES"/>
    </style:style>
    <style:style style:parent-style-name="789" style:family="paragraph" style:name="P144">
      <style:paragraph-properties fo:text-align="justify"/>
      <style:text-properties fo:color="#000000" fo:font-family="Liberation Serif" style:font-family-complex="Liberation Serif" fo:font-size="12pt" fo:language="es" fo:country="ES"/>
    </style:style>
    <style:style style:family="text" style:name="T433">
      <style:text-properties fo:color="#000000" fo:font-family="Liberation Serif" style:font-family-complex="Liberation Serif" fo:font-size="12pt" fo:language="es" fo:country="ES"/>
    </style:style>
    <style:style style:family="text" style:name="T434">
      <style:text-properties fo:color="#000000" fo:font-family="Liberation Serif" style:font-family-complex="Liberation Serif" fo:font-size="12pt" fo:language="es" fo:country="ES"/>
    </style:style>
    <style:style style:family="text" style:name="T435">
      <style:text-properties fo:color="#000000" fo:font-family="Liberation Serif" style:font-family-complex="Liberation Serif" fo:font-size="12pt" fo:language="es" fo:country="ES"/>
    </style:style>
    <style:style style:parent-style-name="789" style:family="paragraph" style:name="P145">
      <style:paragraph-properties fo:text-align="justify"/>
      <style:text-properties fo:color="#000000" fo:font-family="Liberation Serif" style:font-family-complex="Liberation Serif" fo:font-size="12pt" fo:language="es" fo:country="ES"/>
    </style:style>
    <style:style style:family="text" style:name="T436">
      <style:text-properties fo:color="#000000" fo:font-family="Liberation Serif" style:font-family-complex="Liberation Serif" fo:font-size="12pt" fo:language="es" fo:country="ES"/>
    </style:style>
    <style:style style:family="text" style:name="T437">
      <style:text-properties fo:color="#000000" fo:font-family="Liberation Serif" style:font-family-complex="Liberation Serif" fo:font-size="12pt" fo:language="es" fo:country="ES"/>
    </style:style>
    <style:style style:family="text" style:name="T438">
      <style:text-properties fo:color="#000000" fo:font-family="Liberation Serif" style:font-family-complex="Liberation Serif" fo:font-size="12pt" fo:language="es" fo:country="ES"/>
    </style:style>
    <style:style style:parent-style-name="789" style:family="paragraph" style:name="P146">
      <style:paragraph-properties fo:text-align="justify"/>
      <style:text-properties fo:color="#000000" fo:font-family="Liberation Serif" style:font-family-complex="Liberation Serif" fo:font-size="12pt" fo:language="es" fo:country="ES"/>
    </style:style>
    <style:style style:family="text" style:name="T439">
      <style:text-properties fo:color="#000000" fo:font-family="Liberation Serif" style:font-family-complex="Liberation Serif" fo:font-size="12pt" fo:language="es" fo:country="ES"/>
    </style:style>
    <style:style style:family="text" style:name="T440">
      <style:text-properties fo:color="#000000" fo:font-family="Liberation Serif" style:font-family-complex="Liberation Serif" fo:font-size="12pt" fo:language="es" fo:country="ES"/>
    </style:style>
    <style:style style:family="text" style:name="T441">
      <style:text-properties fo:color="#000000" fo:font-family="Liberation Serif" style:font-family-complex="Liberation Serif" fo:font-size="12pt" fo:language="es" fo:country="ES"/>
    </style:style>
    <style:style style:parent-style-name="789" style:family="paragraph" style:name="P147">
      <style:paragraph-properties fo:text-align="justify"/>
      <style:text-properties fo:color="#000000" fo:font-family="Liberation Serif" style:font-family-complex="Liberation Serif" fo:font-size="12pt" fo:language="es" fo:country="ES"/>
    </style:style>
    <style:style style:family="text" style:name="T442">
      <style:text-properties fo:color="#000000" fo:font-family="Liberation Serif" style:font-family-complex="Liberation Serif" fo:font-size="12pt" fo:language="es" fo:country="ES"/>
    </style:style>
    <style:style style:family="text" style:name="T443">
      <style:text-properties fo:color="#000000" fo:font-family="Liberation Serif" style:font-family-complex="Liberation Serif" fo:font-size="12pt" fo:language="es" fo:country="ES"/>
    </style:style>
    <style:style style:family="text" style:name="T444">
      <style:text-properties fo:color="#000000" fo:font-family="Liberation Serif" style:font-family-complex="Liberation Serif" fo:font-size="12pt" fo:language="es" fo:country="ES"/>
    </style:style>
    <style:style style:parent-style-name="789" style:family="paragraph" style:name="P148">
      <style:paragraph-properties fo:text-align="justify"/>
      <style:text-properties fo:color="#000000" fo:font-family="Liberation Serif" style:font-family-complex="Liberation Serif" fo:font-size="12pt" fo:language="es" fo:country="ES"/>
    </style:style>
    <style:style style:family="text" style:name="T445">
      <style:text-properties fo:color="#000000" fo:font-family="Liberation Serif" style:font-family-complex="Liberation Serif" fo:font-size="12pt" fo:language="es" fo:country="ES"/>
    </style:style>
    <style:style style:family="text" style:name="T446">
      <style:text-properties fo:color="#000000" fo:font-family="Liberation Serif" style:font-family-complex="Liberation Serif" fo:font-size="12pt" fo:language="es" fo:country="ES"/>
    </style:style>
    <style:style style:family="text" style:name="T447">
      <style:text-properties fo:color="#000000" fo:font-family="Liberation Serif" style:font-family-complex="Liberation Serif" fo:font-size="12pt" fo:language="es" fo:country="ES"/>
    </style:style>
    <style:style style:parent-style-name="789" style:family="paragraph" style:name="P149">
      <style:paragraph-properties fo:text-align="justify"/>
      <style:text-properties fo:color="#000000" fo:font-family="Liberation Serif" style:font-family-complex="Liberation Serif" fo:font-size="12pt" fo:language="es" fo:country="ES"/>
    </style:style>
    <style:style style:family="text" style:name="T448">
      <style:text-properties fo:color="#000000" fo:font-family="Liberation Serif" style:font-family-complex="Liberation Serif" fo:font-size="12pt" fo:language="es" fo:country="ES"/>
    </style:style>
    <style:style style:family="text" style:name="T449">
      <style:text-properties fo:color="#000000" fo:font-family="Liberation Serif" style:font-family-complex="Liberation Serif" fo:font-size="12pt" fo:language="es" fo:country="ES"/>
    </style:style>
    <style:style style:family="text" style:name="T450">
      <style:text-properties fo:color="#000000" fo:font-family="Liberation Serif" style:font-family-complex="Liberation Serif" fo:font-size="12pt" fo:language="es" fo:country="ES"/>
    </style:style>
    <style:style style:parent-style-name="789" style:family="paragraph" style:name="P150">
      <style:paragraph-properties fo:text-align="justify"/>
      <style:text-properties fo:color="#000000" fo:font-family="Liberation Serif" style:font-family-complex="Liberation Serif" fo:font-size="12pt" fo:language="es" fo:country="ES"/>
    </style:style>
    <style:style style:family="text" style:name="T451">
      <style:text-properties fo:color="#000000" fo:font-family="Liberation Serif" style:font-family-complex="Liberation Serif" fo:font-size="12pt" fo:language="es" fo:country="ES"/>
    </style:style>
    <style:style style:family="text" style:name="T452">
      <style:text-properties fo:color="#000000" fo:font-family="Liberation Serif" style:font-family-complex="Liberation Serif" fo:font-size="12pt" fo:language="es" fo:country="ES"/>
    </style:style>
    <style:style style:family="text" style:name="T453">
      <style:text-properties fo:color="#000000" fo:font-family="Liberation Serif" style:font-family-complex="Liberation Serif" fo:font-size="12pt" fo:language="es" fo:country="ES"/>
    </style:style>
    <style:style style:parent-style-name="789" style:family="paragraph" style:name="P151">
      <style:paragraph-properties fo:text-align="justify"/>
      <style:text-properties fo:color="#000000" fo:font-family="Liberation Serif" style:font-family-complex="Liberation Serif" fo:font-size="12pt" fo:language="es" fo:country="ES"/>
    </style:style>
    <style:style style:family="text" style:name="T454">
      <style:text-properties fo:color="#000000" fo:font-family="Liberation Serif" style:font-family-complex="Liberation Serif" fo:font-size="12pt" fo:language="es" fo:country="ES"/>
    </style:style>
    <style:style style:family="text" style:name="T455">
      <style:text-properties fo:color="#000000" fo:font-family="Liberation Serif" style:font-family-complex="Liberation Serif" fo:font-size="12pt" fo:language="es" fo:country="ES"/>
    </style:style>
    <style:style style:family="text" style:name="T456">
      <style:text-properties fo:color="#000000" fo:font-family="Liberation Serif" style:font-family-complex="Liberation Serif" fo:font-size="12pt" fo:language="es" fo:country="ES"/>
    </style:style>
    <style:style style:parent-style-name="789" style:family="paragraph" style:name="P152">
      <style:paragraph-properties fo:text-align="justify"/>
      <style:text-properties fo:color="#000000" fo:font-family="Liberation Serif" style:font-family-complex="Liberation Serif" fo:font-size="12pt" fo:language="es" fo:country="ES"/>
    </style:style>
    <style:style style:family="text" style:name="T457">
      <style:text-properties fo:color="#000000" fo:font-family="Liberation Serif" style:font-family-complex="Liberation Serif" fo:font-size="12pt" fo:language="es" fo:country="ES"/>
    </style:style>
    <style:style style:family="text" style:name="T458">
      <style:text-properties fo:color="#000000" fo:font-family="Liberation Serif" style:font-family-complex="Liberation Serif" fo:font-size="12pt" fo:language="es" fo:country="ES"/>
    </style:style>
    <style:style style:family="text" style:name="T459">
      <style:text-properties fo:color="#000000" fo:font-family="Liberation Serif" style:font-family-complex="Liberation Serif" fo:font-size="12pt" fo:language="es" fo:country="ES"/>
    </style:style>
    <style:style style:parent-style-name="789" style:family="paragraph" style:name="P153">
      <style:paragraph-properties fo:text-align="justify"/>
      <style:text-properties fo:color="#000000" fo:font-family="Liberation Serif" style:font-family-complex="Liberation Serif" fo:font-size="12pt" fo:language="es" fo:country="ES"/>
    </style:style>
    <style:style style:family="text" style:name="T460">
      <style:text-properties fo:color="#000000" fo:font-family="Liberation Serif" style:font-family-complex="Liberation Serif" fo:font-size="12pt" fo:language="es" fo:country="ES"/>
    </style:style>
    <style:style style:family="text" style:name="T461">
      <style:text-properties fo:color="#000000" fo:font-family="Liberation Serif" style:font-family-complex="Liberation Serif" fo:font-size="12pt" fo:language="es" fo:country="ES"/>
    </style:style>
    <style:style style:family="text" style:name="T462">
      <style:text-properties fo:color="#000000" fo:font-family="Liberation Serif" style:font-family-complex="Liberation Serif" fo:font-size="12pt" fo:language="es" fo:country="ES"/>
    </style:style>
  </office:automatic-styles>
  <office:body>
    <office:text text:use-soft-page-breaks="true">
      <text:p text:style-name="P43"><text:span text:style-name="T113"/><text:span text:style-name="T114"/><draw:custom-shape draw:style-name="gr3" draw:z-index="2049" text:anchor-type="char" svg:width="13.8cm" svg:height="3.175cm" svg:x="1.6cm" svg:y="6.721cm"><text:p text:style-name="P45"><text:span text:style-name="T115">Portal Web</text:span><text:span text:style-name="T116"/></text:p><draw:enhanced-geometry svg:viewBox="0 0 21600 21600" draw:type="fontwork-plain-text" draw:text-areas="0 0 21600 21600" draw:modifiers="10800" draw:enhanced-path="M ?f3 0 L ?f5 0 N M ?f6 21600 L ?f7 21600 N" draw:text-path="true" draw:text-path-mode="shape" draw:text-path-scale="path" draw:text-path-same-letter-heights="false"><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enhanced-geometry></draw:custom-shape><draw:custom-shape draw:style-name="gr4" draw:z-index="3073" text:anchor-type="char" svg:width="5.08cm" svg:height="5.08cm" svg:x="3.122cm" svg:y="10.11cm"><text:p text:style-name="P46"><text:span text:style-name="T117">Héctor Prieto Pérez</text:span><text:span text:style-name="T118"/></text:p><draw:enhanced-geometry svg:viewBox="0 0 21600 21600" draw:type="fontwork-plain-text" draw:text-areas="0 0 21600 21600" draw:modifiers="10800" draw:enhanced-path="M ?f3 0 L ?f5 0 N M ?f6 21600 L ?f7 21600 N" draw:text-path="true" draw:text-path-mode="shape" draw:text-path-scale="path" draw:text-path-same-letter-heights="false"><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enhanced-geometry></draw:custom-shape><text:span text:style-name="T119"/></text:p>
      <text:p text:style-name="P47"><text:span text:style-name="T123"/><text:span text:style-name="T124"/><text:span text:style-name="T125"/></text:p>
      <text:p text:style-name="P50"><text:span text:style-name="T129">Introducción.</text:span><text:span text:style-name="T130"/><text:span text:style-name="T131"/></text:p>
      <text:p text:style-name="P53"><text:span text:style-name="T132"/><text:span text:style-name="T133"/><text:span text:style-name="T134"/></text:p>
      <text:p text:style-name="P54"><text:span text:style-name="T135">El propósito de esta práctica es crear un portal web estructurado usando HTML5, creando una web estructurada con temática libre, la cuál debe incluir los siguientes elementos: textos, tablas, imágenes y enlaces.</text:span><text:span text:style-name="T136"/><text:span text:style-name="T137"/></text:p>
      <text:p text:style-name="P55"><text:span text:style-name="T138"/><text:span text:style-name="T139"/><text:span text:style-name="T140"/></text:p>
      <text:p text:style-name="P56"><text:span text:style-name="T141">El portal web va ha estar dedicado a un estudio de pintura de miniaturas por encargo, principalmente de Warhammer, va a constar de cinco páginas:</text:span><text:span text:style-name="T142"/><text:span text:style-name="T143"/></text:p>
      <text:list text:style-name="WWNum1" text:continue-numbering="true">
        <text:list-item>
          <text:p text:style-name="P57"><text:span text:style-name="T144">Portada o index</text:span><text:span text:style-name="T145">, donde se mostrará un breve descripción de la web.</text:span><text:span text:style-name="T146"/><text:span text:style-name="T147"/></text:p>
        </text:list-item>
        <text:list-item>
          <text:p text:style-name="P58"><text:span text:style-name="T148">Quienes somos</text:span><text:span text:style-name="T149">, descripción de los trabajadores del estudio.</text:span><text:span text:style-name="T150"/><text:span text:style-name="T151"/></text:p>
        </text:list-item>
        <text:list-item>
          <text:p text:style-name="P59"><text:span text:style-name="T152">Niveles de pintado</text:span><text:span text:style-name="T153">, donde se detalla los distintos acabados y precios base.</text:span><text:span text:style-name="T154"/><text:span text:style-name="T155"/></text:p>
        </text:list-item>
        <text:list-item>
          <text:p text:style-name="P60"><text:span text:style-name="T156">Galería</text:span><text:span text:style-name="T157">, una pequeña muestra de trabajos acabados.</text:span><text:span text:style-name="T158"/><text:span text:style-name="T159"/></text:p>
        </text:list-item>
        <text:list-item>
          <text:p text:style-name="P61"><text:span text:style-name="T160">Contacto</text:span><text:span text:style-name="T161">, formulario para suscribirse a la </text:span><text:span text:style-name="T162">newsletter</text:span><text:span text:style-name="T163">.</text:span><text:span text:style-name="T164"/><text:span text:style-name="T165"/></text:p>
        </text:list-item>
        <text:list-item>
          <text:list>
            <text:list-item>
              <text:p text:style-name="P62"><text:span text:style-name="T166">Comprobación formulario</text:span><text:span text:style-name="T167">, para indicar que el formulario a sido recibido.</text:span><text:span text:style-name="T168"/><text:span text:style-name="T169"/></text:p>
            </text:list-item>
          </text:list>
        </text:list-item>
      </text:list>
      <text:p text:style-name="P63"><text:span text:style-name="T170"/><text:span text:style-name="T171"/><text:span text:style-name="T172"/></text:p>
      <text:p text:style-name="P64"><text:span text:style-name="T173">En el siguiente boceto a mano, se muestra la idea original del aspecto que queremos conseguir en el portal.</text:span><text:span text:style-name="T174"/><text:span text:style-name="T175"/></text:p>
      <text:p text:style-name="P65"><text:span text:style-name="T176"/><text:span text:style-name="T177"/><text:span text:style-name="T178"/></text:p>
      <text:p text:style-name="P66"><text:span text:style-name="T179"/><text:span text:style-name="T180"/><text:span text:style-name="T181"/></text:p>
      <text:p text:style-name="P67"><text:span text:style-name="T182">Metodología</text:span><text:span text:style-name="T183"><text:s/></text:span><text:span text:style-name="T184"/><text:span text:style-name="T185"/></text:p>
      <text:p text:style-name="P68"><text:span text:style-name="T186"/><text:span text:style-name="T187"/><text:span text:style-name="T188"/></text:p>
      <text:p text:style-name="P69"><text:span text:style-name="T189">En primer lugar, se ha realizado una estructura de etiquetas HTML5, &lt;head&gt; &lt;body&gt; &lt;header&gt; &lt;section&gt; &lt;aside&gt; &lt;footer&gt;. Tras ello, creo un archivo </text:span><text:span text:style-name="T190">CSS</text:span><text:span text:style-name="T191">, con </text:span><text:span text:style-name="T192">los estilos principales que vamos a introducir, como colores, decoración de enlaces y colocación de elementos con </text:span><text:span text:style-name="T193">FLEXBOX.</text:span><text:span text:style-name="T194"/><text:span text:style-name="T195"/></text:p>
      <text:p text:style-name="P70"><text:span text:style-name="T196"/><text:span text:style-name="T197"/><text:span text:style-name="T198"/></text:p>
      <text:p text:style-name="P71"><text:span text:style-name="T199">Para </text:span><text:span text:style-name="T200">esto he </text:span><text:span text:style-name="T201">usado </text:span><text:span text:style-name="T202">FLEXBOX</text:span><text:span text:style-name="T203">, para poder organizar los elementos en las posiciones deseadas, </text:span><text:span text:style-name="T204">aprovechando la formación previa en Sistemas Microinformáticos y Redes, así como la formación no reglada realizada con anterioridad.</text:span><text:span text:style-name="T205"/><text:span text:style-name="T206"/></text:p>
      <text:p text:style-name="P72"><text:span text:style-name="T207"/><text:span text:style-name="T208"/><text:span text:style-name="T209"/></text:p>
      <text:p text:style-name="P73"><text:span text:style-name="T210"/><text:span text:style-name="T211"/><text:span text:style-name="T212"/></text:p>
      <text:list text:style-name="WWNum2" text:continue-numbering="true">
        <text:list-item>
          <text:p text:style-name="P74"><text:span text:style-name="T213">Estructura</text:span><text:span text:style-name="T214">.</text:span><text:span text:style-name="T215"/><text:span text:style-name="T216"/></text:p>
        </text:list-item>
      </text:list>
      <text:p text:style-name="P75"><text:span text:style-name="T217"/><text:span text:style-name="T218"/><text:span text:style-name="T219"/></text:p>
      <text:p text:style-name="P76"><text:span text:style-name="T220">Para preparar la estructura inic</text:span><text:span text:style-name="T221">ial creamos un página HTML, con las etiquetas principales de estructura, la parte del cuerpo la dejamos para más tarde pues esta variara entre las distintas páginas del portal web. En esta estructura principal incorporo las etiquetas HTML correspondientes.</text:span><text:span text:style-name="T222"/><text:span text:style-name="T223"/></text:p>
      <text:p text:style-name="P77"><text:span text:style-name="T224"/><text:span text:style-name="T225"/><text:span text:style-name="T226"/></text:p>
      <text:p text:style-name="P78"><text:span text:style-name="T227">Las etiquetas &lt;head&gt; &lt;html&gt; &lt;body&gt; las añadimos ayudándonos de </text:span><text:span text:style-name="T228">Emmet</text:span><text:span text:style-name="T229"> al indicar que es un documento HTML5. </text:span><text:span text:style-name="T230">Ahora detallamos las etiquetas iniciales usadas:</text:span><text:span text:style-name="T231"/><text:span text:style-name="T232"/></text:p>
      <text:p text:style-name="P79"><text:span text:style-name="T233"/><text:span text:style-name="T234"/><text:span text:style-name="T235"/></text:p>
      <text:list text:style-name="WWNum3" text:continue-numbering="true">
        <text:list-item>
          <text:p text:style-name="P80"><text:span text:style-name="T236">Luego dentro del &lt;body&gt;,<text:s text:c="2"/></text:span><text:span text:style-name="T237">situamos una etiqueta &lt;div&gt;, </text:span><text:span text:style-name="T238">dentro de la cuál colacaré el resto de las etiquetas. Esto</text:span><text:span text:style-name="T239"> no</text:span><text:span text:style-name="T240">s permite tratar el interior como un contenedor, los usaré para modificarlo con </text:span><text:span text:style-name="T241">CSS.</text:span><text:span text:style-name="T242"/><text:span text:style-name="T243"/></text:p>
        </text:list-item>
        <text:list-item>
          <text:p text:style-name="P81"><text:span text:style-name="T244">E</text:span><text:span text:style-name="T245">tiqueta &lt;header&gt;, destinada a albergar el nombre de la web, el logo de la empresa y la barra de navegación principal. Para ello implemento las etiquetas adecuadas:</text:span><text:span text:style-name="T246"/><text:span text:style-name="T247"/></text:p>
        </text:list-item>
        <text:list-item>
          <text:list>
            <text:list-item>
              <text:p text:style-name="P82"><text:span text:style-name="T248">Incluyo el logo y el nombre dentro de un div, ambos tendrán enlaces para volver al Index.</text:span><text:span text:style-name="T249"/><text:span text:style-name="T250"/></text:p>
            </text:list-item>
            <text:list-item>
              <text:p text:style-name="P83"><text:span text:style-name="T251">Menú de navegación, con enlaces internos a las distintas páginas del portal, a excepción recepción de formulario.</text:span><text:span text:style-name="T252"/><text:span text:style-name="T253"/></text:p>
            </text:list-item>
          </text:list>
        </text:list-item>
        <text:list-item>
          <text:p text:style-name="P84"><text:span text:style-name="T254">Un &lt;section&gt;, donde incluiremos la parte principal de cada página, está variara de unas a otras:</text:span><text:span text:style-name="T255"/><text:span text:style-name="T256"/></text:p>
        </text:list-item>
        <text:list-item>
          <text:list>
            <text:list-item>
              <text:p text:style-name="P85"><text:span text:style-name="T257">Index, se incluyen varios artículos de muestra, con imagen y párrafo, al final se ha añadido un vídeo (no he encontrado videos de uso libre, con la temática deseada).</text:span><text:span text:style-name="T258"/><text:span text:style-name="T259"/></text:p>
            </text:list-item>
            <text:list-item>
              <text:p text:style-name="P86"><text:span text:style-name="T260">Quienes somos, incluye un articulo con una descripción de la empresa, y una lista de párrafos, donde hablamos de nuestros pintores.</text:span><text:span text:style-name="T261"/><text:span text:style-name="T262"/></text:p>
            </text:list-item>
            <text:list-item>
              <text:p text:style-name="P87"><text:span text:style-name="T263">Niveles de pintado, aquí detallaremos los distintos niveles de acabado, así como unas tablas de precio.</text:span><text:span text:style-name="T264"/><text:span text:style-name="T265"/></text:p>
            </text:list-item>
            <text:list-item>
              <text:p text:style-name="P88"><text:span text:style-name="T266">Galería, una pequeña muestra de miniaturas acabadas, y un poco de música para relajarte mientras repasas la misma. Nota: “imágenes de archivo”</text:span><text:span text:style-name="T267"/><text:span text:style-name="T268"/></text:p>
            </text:list-item>
            <text:list-item>
              <text:p text:style-name="P89"><text:span text:style-name="T269">Contacto, en esta página se incluye un formulario de contacto, para los que deseen recibir noticias y novedades.</text:span><text:span text:style-name="T270"/><text:span text:style-name="T271"/></text:p>
            </text:list-item>
            <text:list-item>
              <text:list>
                <text:list-item>
                  <text:p text:style-name="P90"><text:span text:style-name="T272">Recibido, página para mostrar que la solicitud a sido exitosa.</text:span><text:span text:style-name="T273"/><text:span text:style-name="T274"/></text:p>
                </text:list-item>
              </text:list>
            </text:list-item>
          </text:list>
        </text:list-item>
        <text:list-item>
          <text:p text:style-name="P91"><text:span text:style-name="T275">Etiqueta &lt;aside&gt;, </text:span><text:span text:style-name="T276"/></text:p>
        </text:list-item>
      </text:list>
      <text:p text:style-name="P92"><text:span text:style-name="T277"/><text:span text:style-name="T278"/><text:span text:style-name="T279"/></text:p>
      <text:list text:style-name="WWNum2" text:continue-numbering="true">
        <text:list-item>
          <text:p text:style-name="P93"><text:span text:style-name="T280">Estilo y decisiones de diseño.</text:span><text:span text:style-name="T281"/><text:span text:style-name="T282"/></text:p>
        </text:list-item>
      </text:list>
      <text:p text:style-name="P94"><text:span text:style-name="T283"/><text:span text:style-name="T284"/><text:span text:style-name="T285"/></text:p>
      <text:p text:style-name="P95"><text:span text:style-name="T286">Ahora procedo a explicar los diferentes estilos usados para ubicar los elementos en el sitio deseado, así como elementos estéticos usados.</text:span><text:span text:style-name="T287"/><text:span text:style-name="T288"/></text:p>
      <text:p text:style-name="P96"><text:span text:style-name="T289">Al igual que con la estructura, lo primero en lo que me centraré es en los estilos que van a compartir todas las páginas, y más tarde creo otra página con la parte distinta de cada una de ellas.</text:span><text:span text:style-name="T290"/><text:span text:style-name="T291"/></text:p>
      <text:p text:style-name="P97"><text:span text:style-name="T292"/><text:span text:style-name="T293"/><text:span text:style-name="T294"/></text:p>
      <text:list text:style-name="WWNum2" text:continue-numbering="true">
        <text:list-item>
          <text:list>
            <text:list-item>
              <text:p text:style-name="P98"><text:span text:style-name="T295"/><text:span text:style-name="T296"/><text:span text:style-name="T297"/></text:p>
            </text:list-item>
          </text:list>
        </text:list-item>
        <text:list-item>
          <text:p text:style-name="P99"><text:span text:style-name="T298">Cuerpo de cada página.</text:span><text:span text:style-name="T299"/><text:span text:style-name="T300"/></text:p>
        </text:list-item>
        <text:list-item>
          <text:p text:style-name="P100"><text:span text:style-name="T301">Contenido.</text:span><text:span text:style-name="T302"/><text:span text:style-name="T303"/></text:p>
        </text:list-item>
      </text:list>
      <text:p text:style-name="P101"><text:span text:style-name="T304"/><text:span text:style-name="T305"/><text:span text:style-name="T306"/></text:p>
      <text:p text:style-name="P102"><text:span text:style-name="T307"/><text:span text:style-name="T308"/><text:span text:style-name="T309"/></text:p>
      <text:p text:style-name="P103"><text:span text:style-name="T310"/><text:span text:style-name="T311"/><text:span text:style-name="T312"/></text:p>
      <text:p text:style-name="P104"><text:span text:style-name="T313">Voy a realizar un Portal Web de mi estudio de pintura Diablo’s Brush.</text:span><text:span text:style-name="T314"/><text:span text:style-name="T315"/></text:p>
      <text:p text:style-name="P105"><text:span text:style-name="T316">Páginas que voy a crear POW</text:span><text:span text:style-name="T317"/><text:span text:style-name="T318"/></text:p>
      <text:p text:style-name="P106"><text:span text:style-name="T319">INDEX</text:span><text:span text:style-name="T320"/><text:span text:style-name="T321"/></text:p>
      <text:p text:style-name="P107"><text:span text:style-name="T322">En esta página se mostrará una breve descripción de distintos grados de pintado, con una</text:span><text:span text:style-name="T323"/><text:span text:style-name="T324"/></text:p>
      <text:p text:style-name="P108"><text:span text:style-name="T325">imagen y texto descriptivo.</text:span><text:span text:style-name="T326"/><text:span text:style-name="T327"/></text:p>
      <text:p text:style-name="P109"><text:span text:style-name="T328">Quienes somos</text:span><text:span text:style-name="T329"/><text:span text:style-name="T330"/></text:p>
      <text:p text:style-name="P110"><text:span text:style-name="T331">Presentación de los pintores de la empresa</text:span><text:span text:style-name="T332"/><text:span text:style-name="T333"/></text:p>
      <text:p text:style-name="P111"><text:span text:style-name="T334">Un texto de nuestra forma de trabajar y filosofía</text:span><text:span text:style-name="T335"/><text:span text:style-name="T336"/></text:p>
      <text:p text:style-name="P112"><text:span text:style-name="T337">Niveles de pintado</text:span><text:span text:style-name="T338"/><text:span text:style-name="T339"/></text:p>
      <text:p text:style-name="P113"><text:span text:style-name="T340">Detallo los distintos niveles de pintura, junto a las tablas de precio de cada nivel</text:span><text:span text:style-name="T341"/><text:span text:style-name="T342"/></text:p>
      <text:p text:style-name="P114"><text:span text:style-name="T343">Galería</text:span><text:span text:style-name="T344"/><text:span text:style-name="T345"/></text:p>
      <text:p text:style-name="P115"><text:span text:style-name="T346">Pequeña muestra de imágenes de muestra (cojo imágenes de archivo y uso enlaces para</text:span><text:span text:style-name="T347"/><text:span text:style-name="T348"/></text:p>
      <text:p text:style-name="P116"><text:span text:style-name="T349">algunas)</text:span><text:span text:style-name="T350"/><text:span text:style-name="T351"/></text:p>
      <text:p text:style-name="P117"><text:span text:style-name="T352">Contacto</text:span><text:span text:style-name="T353"/><text:span text:style-name="T354"/></text:p>
      <text:p text:style-name="P118"><text:span text:style-name="T355">Formulario para suscribirte a nuestra newsletter</text:span><text:span text:style-name="T356"/><text:span text:style-name="T357"/></text:p>
      <text:p text:style-name="P119"><text:span text:style-name="T358">Nos lleva a página de confirmación de formulario repetido</text:span><text:span text:style-name="T359"/><text:span text:style-name="T360"/></text:p>
      <text:p text:style-name="P120"><text:span text:style-name="T361">Para ello, lo primero que he hecho es un boceto de la estructura y de las páginas que quiero</text:span><text:span text:style-name="T362"/><text:span text:style-name="T363"/></text:p>
      <text:p text:style-name="P121"><text:span text:style-name="T364">crear.</text:span><text:span text:style-name="T365"/><text:span text:style-name="T366"/></text:p>
      <text:p text:style-name="P122"><text:span text:style-name="T367">Creo una estructura de carpetas para colocar las imagenes y css.</text:span><text:span text:style-name="T368"/><text:span text:style-name="T369"/></text:p>
      <text:p text:style-name="P123"><text:span text:style-name="T370">Lo primero que me he centrado es en crear la estructura base de todas las páginas, para luego</text:span><text:span text:style-name="T371"/><text:span text:style-name="T372"/></text:p>
      <text:p text:style-name="P124"><text:span text:style-name="T373">colocarlas con css Flexbox:</text:span><text:span text:style-name="T374"/><text:span text:style-name="T375"/></text:p>
      <text:p text:style-name="P125"><text:span text:style-name="T376">Head</text:span><text:span text:style-name="T377"/><text:span text:style-name="T378"/></text:p>
      <text:p text:style-name="P126"><text:span text:style-name="T379">Metadatos y enlaces css</text:span><text:span text:style-name="T380"/><text:span text:style-name="T381"/></text:p>
      <text:p text:style-name="P127"><text:span text:style-name="T382">Body</text:span><text:span text:style-name="T383"/><text:span text:style-name="T384"/></text:p>
      <text:p text:style-name="P128"><text:span text:style-name="T385">Div</text:span><text:span text:style-name="T386"/><text:span text:style-name="T387"/></text:p>
      <text:p text:style-name="P129"><text:span text:style-name="T388">Header Logo, Nombre, menú navegación</text:span><text:span text:style-name="T389"/><text:span text:style-name="T390"/></text:p>
      <text:p text:style-name="P130"><text:span text:style-name="T391">Section Parte principal, que variara entre las distintas págianas</text:span><text:span text:style-name="T392"/><text:span text:style-name="T393"/></text:p>
      <text:p text:style-name="P131"><text:span text:style-name="T394">Aside barra lateral para enlaces externos</text:span><text:span text:style-name="T395"/><text:span text:style-name="T396"/></text:p>
      <text:p text:style-name="P132"><text:span text:style-name="T397">Footer repetición menú navegación, quizás redes socioales?</text:span><text:span text:style-name="T398"/><text:span text:style-name="T399"/></text:p>
      <text:p text:style-name="P133"><text:span text:style-name="T400">/div</text:span><text:span text:style-name="T401"/><text:span text:style-name="T402"/></text:p>
      <text:p text:style-name="P134"><text:span text:style-name="T403">/body</text:span><text:span text:style-name="T404"/><text:span text:style-name="T405"/></text:p>
      <text:p text:style-name="P135"><text:span text:style-name="T406">Para el Flexbox, reviso mis clases antiguas y busco información en la web, no lo tenía muy</text:span><text:span text:style-name="T407"/><text:span text:style-name="T408"/></text:p>
      <text:p text:style-name="P136"><text:span text:style-name="T409">fresco, pero a estaba decidido</text:span><text:span text:style-name="T410"/><text:span text:style-name="T411"/></text:p>
      <text:p text:style-name="P137"><text:span text:style-name="T412">Web principales de donde he sacado la información:</text:span><text:span text:style-name="T413"/><text:span text:style-name="T414"/></text:p>
      <text:p text:style-name="P138"><text:span text:style-name="T415">https://developer.mozilla.org/en-</text:span><text:span text:style-name="T416"/><text:span text:style-name="T417"/></text:p>
      <text:p text:style-name="P139"><text:span text:style-name="T418">US/docs/Web/CSS/CSS_flexible_box_layout/Typical_use_cases_of_flexbox</text:span><text:span text:style-name="T419"/><text:span text:style-name="T420"/></text:p>
      <text:p text:style-name="P140"><text:span text:style-name="T421">https://www.falconmasters.com/</text:span><text:span text:style-name="T422"/><text:span text:style-name="T423"/></text:p>
      <text:p text:style-name="P141"><text:span text:style-name="T424">Tras esto procedo a crear un css principal, para toda la organización, la barra de navegación</text:span><text:span text:style-name="T425"/><text:span text:style-name="T426"/></text:p>
      <text:p text:style-name="P142"><text:span text:style-name="T427">bajo el título y logo, la estructura del la parte principal &lt;section&gt;, el aside a la derecha, el footer</text:span><text:span text:style-name="T428"/><text:span text:style-name="T429"/></text:p>
      <text:p text:style-name="P143"><text:span text:style-name="T430">abajo.</text:span><text:span text:style-name="T431"/><text:span text:style-name="T432"/></text:p>
      <text:p text:style-name="P144"><text:span text:style-name="T433">Tras quedar satisfecho, quito la parte de section, que es lo que va a cambiar en cada web y lo</text:span><text:span text:style-name="T434"/><text:span text:style-name="T435"/></text:p>
      <text:p text:style-name="P145"><text:span text:style-name="T436">pongo en su propio fichero css, donde tb modifico la pestaña del nav de la página actual.</text:span><text:span text:style-name="T437"/><text:span text:style-name="T438"/></text:p>
      <text:p text:style-name="P146"><text:span text:style-name="T439">El código css base quedaría de la siguiente manera, eliminar el color por defecto de los enlaces</text:span><text:span text:style-name="T440"/><text:span text:style-name="T441"/></text:p>
      <text:p text:style-name="P147"><text:span text:style-name="T442">y el subrayado, para ponerlos en una caja el la que cambie de color al pasar el puntero.</text:span><text:span text:style-name="T443"/><text:span text:style-name="T444"/></text:p>
      <text:p text:style-name="P148"><text:span text:style-name="T445">La parte principal &lt;section&gt; quiero que ocupe 2 tercios aproximadamente de ancho, y el resto</text:span><text:span text:style-name="T446"/><text:span text:style-name="T447"/></text:p>
      <text:p text:style-name="P149"><text:span text:style-name="T448">para la barra lateral.</text:span><text:span text:style-name="T449"/><text:span text:style-name="T450"/></text:p>
      <text:p text:style-name="P150"><text:span text:style-name="T451">**nota: al final modifique las proporciones pues quedaba demasiado grande la barra.</text:span><text:span text:style-name="T452"/><text:span text:style-name="T453"/></text:p>
      <text:p text:style-name="P151"><text:span text:style-name="T454">El pie de página, le pongo un segundo menú de naegación, para que el usuario no tenga que</text:span><text:span text:style-name="T455"/><text:span text:style-name="T456"/></text:p>
      <text:p text:style-name="P152"><text:span text:style-name="T457">volver arriba, par moverse por el portal.</text:span><text:span text:style-name="T458"/><text:span text:style-name="T459"/></text:p>
      <text:p text:style-name="P153"><text:span text:style-name="T460">**Falta cambiar lorem por textos</text:span><text:span text:style-name="T461"/><text:span text:style-name="T4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draw:gradient draw:start-color="#D89290" draw:end-color="#31859A" draw:end-intensity="100%" draw:start-intensity="100%" draw:border="0%" draw:angle="270deg" draw:style="linear" draw:name="Gradient1" draw:display_name="UserGradient1">
      <loext:gradient-stop loext:color-type="rgb" loext:color-value="#31859A" svg:offset="1"/>
      <loext:gradient-stop loext:color-type="rgb" loext:color-value="#D89290" svg:offset="0"/>
    </draw:gradient>
    <draw:gradient draw:start-color="#D89290" draw:end-color="#31859A" draw:end-intensity="100%" draw:start-intensity="100%" draw:border="0%" draw:angle="270deg" draw:style="linear" draw:name="Gradient2" draw:display_name="UserGradient2">
      <loext:gradient-stop loext:color-type="rgb" loext:color-value="#31859A" svg:offset="1"/>
      <loext:gradient-stop loext:color-type="rgb" loext:color-value="#D89290" svg:offset="0"/>
    </draw:gradient>
    <draw:gradient draw:start-color="#D89290" draw:end-color="#31859A" draw:end-intensity="100%" draw:start-intensity="100%" draw:border="0%" draw:angle="270deg" draw:style="linear" draw:name="Gradient3" draw:display_name="UserGradient3">
      <loext:gradient-stop loext:color-type="rgb" loext:color-value="#31859A" svg:offset="1"/>
      <loext:gradient-stop loext:color-type="rgb" loext:color-value="#D89290" svg:offset="0"/>
    </draw:gradient>
    <draw:gradient draw:start-color="#D89290" draw:end-color="#31859A" draw:end-intensity="100%" draw:start-intensity="100%" draw:border="0%" draw:angle="270deg" draw:style="linear" draw:name="Gradient4" draw:display_name="UserGradient4">
      <loext:gradient-stop loext:color-type="rgb" loext:color-value="#31859A" svg:offset="1"/>
      <loext:gradient-stop loext:color-type="rgb" loext:color-value="#D89290" svg:offset="0"/>
    </draw:gradient>
    <draw:gradient draw:start-color="#D89290" draw:end-color="#31859A" draw:end-intensity="100%" draw:start-intensity="100%" draw:border="0%" draw:angle="270deg" draw:style="linear" draw:name="Gradient5" draw:display_name="UserGradient5">
      <loext:gradient-stop loext:color-type="rgb" loext:color-value="#31859A" svg:offset="1"/>
      <loext:gradient-stop loext:color-type="rgb" loext:color-value="#D89290" svg:offset="0"/>
    </draw:gradient>
    <draw:gradient draw:start-color="#D89290" draw:end-color="#31859A" draw:end-intensity="100%" draw:start-intensity="100%" draw:border="0%" draw:angle="270deg" draw:style="linear" draw:name="Gradient6" draw:display_name="UserGradient6">
      <loext:gradient-stop loext:color-type="rgb" loext:color-value="#31859A" svg:offset="1"/>
      <loext:gradient-stop loext:color-type="rgb" loext:color-value="#D89290" svg:offset="0"/>
    </draw:gradient>
    <style:style style:family="graphic" style:name="Frame">
      <style:graphic-properties/>
    </style:style>
    <style:style style:family="graphic" style:name="Graphics">
      <style:graphic-properties/>
    </style:style>
    <style:style style:display-name="DStyle_paragraph" style:family="paragraph" style:name="727">
      <style:paragraph-properties/>
      <style:text-properties fo:font-size="10pt"/>
    </style:style>
    <style:style style:display-name="DStyle_text" style:family="text" style:name="728">
      <style:paragraph-properties/>
    </style:style>
    <style:style style:class="default" style:display-name="Normal" style:family="paragraph" style:name="729">
      <style:paragraph-properties/>
      <style:text-properties/>
    </style:style>
    <style:style style:parent-style-name="729" style:display-name="Heading 1" style:family="paragraph" style:name="730">
      <style:paragraph-properties fo:margin-top="18pt" fo:margin-bottom="4pt"/>
      <style:text-properties fo:color="#0f4761" fo:font-family="Arial" style:font-family-complex="Arial" fo:font-size="20pt"/>
    </style:style>
    <style:style style:parent-style-name="729" style:display-name="Heading 2" style:family="paragraph" style:name="731">
      <style:paragraph-properties fo:margin-top="8pt" fo:margin-bottom="4pt"/>
      <style:text-properties fo:color="#0f4761" fo:font-family="Arial" style:font-family-complex="Arial" fo:font-size="16pt"/>
    </style:style>
    <style:style style:parent-style-name="729" style:display-name="Heading 3" style:family="paragraph" style:name="732">
      <style:paragraph-properties fo:margin-top="8pt" fo:margin-bottom="4pt"/>
      <style:text-properties fo:color="#0f4761" fo:font-family="Arial" style:font-family-complex="Arial" fo:font-size="14pt"/>
    </style:style>
    <style:style style:parent-style-name="729" style:display-name="Heading 4" style:family="paragraph" style:name="733">
      <style:paragraph-properties fo:margin-top="4pt" fo:margin-bottom="2pt"/>
      <style:text-properties fo:color="#0f4761" fo:font-family="Arial" style:font-family-complex="Arial" fo:font-style="italic"/>
    </style:style>
    <style:style style:parent-style-name="729" style:display-name="Heading 5" style:family="paragraph" style:name="734">
      <style:paragraph-properties fo:margin-top="4pt" fo:margin-bottom="2pt"/>
      <style:text-properties fo:color="#0f4761" fo:font-family="Arial" style:font-family-complex="Arial"/>
    </style:style>
    <style:style style:parent-style-name="729" style:display-name="Heading 6" style:family="paragraph" style:name="735">
      <style:paragraph-properties fo:margin-top="2pt" fo:margin-bottom="0pt"/>
      <style:text-properties fo:color="#595959" fo:font-family="Arial" style:font-family-complex="Arial" fo:font-style="italic"/>
    </style:style>
    <style:style style:parent-style-name="729" style:display-name="Heading 7" style:family="paragraph" style:name="736">
      <style:paragraph-properties fo:margin-top="2pt" fo:margin-bottom="0pt"/>
      <style:text-properties fo:color="#595959" fo:font-family="Arial" style:font-family-complex="Arial"/>
    </style:style>
    <style:style style:parent-style-name="729" style:display-name="Heading 8" style:family="paragraph" style:name="737">
      <style:paragraph-properties fo:margin-bottom="0pt"/>
      <style:text-properties fo:color="#272727" fo:font-family="Arial" style:font-family-complex="Arial" fo:font-style="italic"/>
    </style:style>
    <style:style style:parent-style-name="729" style:display-name="Heading 9" style:family="paragraph" style:name="738">
      <style:paragraph-properties fo:margin-bottom="0pt"/>
      <style:text-properties fo:color="#272727" fo:font-family="Arial" style:font-family-complex="Arial" fo:font-style="italic"/>
    </style:style>
    <style:style style:class="default" style:display-name="Default Paragraph Font" style:family="text" style:name="739">
      <style:paragraph-properties/>
    </style:style>
    <style:style style:parent-style-name="739" style:display-name="Heading 1 Char" style:family="text" style:name="740">
      <style:paragraph-properties/>
      <style:text-properties fo:color="#0f4761" fo:font-family="Arial" style:font-family-complex="Arial" fo:font-size="20pt"/>
    </style:style>
    <style:style style:parent-style-name="739" style:display-name="Heading 2 Char" style:family="text" style:name="741">
      <style:paragraph-properties/>
      <style:text-properties fo:color="#0f4761" fo:font-family="Arial" style:font-family-complex="Arial" fo:font-size="16pt"/>
    </style:style>
    <style:style style:parent-style-name="739" style:display-name="Heading 3 Char" style:family="text" style:name="742">
      <style:paragraph-properties/>
      <style:text-properties fo:color="#0f4761" fo:font-family="Arial" style:font-family-complex="Arial" fo:font-size="14pt"/>
    </style:style>
    <style:style style:parent-style-name="739" style:display-name="Heading 4 Char" style:family="text" style:name="743">
      <style:paragraph-properties/>
      <style:text-properties fo:color="#0f4761" fo:font-family="Arial" style:font-family-complex="Arial" fo:font-style="italic"/>
    </style:style>
    <style:style style:parent-style-name="739" style:display-name="Heading 5 Char" style:family="text" style:name="744">
      <style:paragraph-properties/>
      <style:text-properties fo:color="#0f4761" fo:font-family="Arial" style:font-family-complex="Arial"/>
    </style:style>
    <style:style style:parent-style-name="739" style:display-name="Heading 6 Char" style:family="text" style:name="745">
      <style:paragraph-properties/>
      <style:text-properties fo:color="#595959" fo:font-family="Arial" style:font-family-complex="Arial" fo:font-style="italic"/>
    </style:style>
    <style:style style:parent-style-name="739" style:display-name="Heading 7 Char" style:family="text" style:name="746">
      <style:paragraph-properties/>
      <style:text-properties fo:color="#595959" fo:font-family="Arial" style:font-family-complex="Arial"/>
    </style:style>
    <style:style style:parent-style-name="739" style:display-name="Heading 8 Char" style:family="text" style:name="747">
      <style:paragraph-properties/>
      <style:text-properties fo:color="#272727" fo:font-family="Arial" style:font-family-complex="Arial" fo:font-style="italic"/>
    </style:style>
    <style:style style:parent-style-name="739" style:display-name="Heading 9 Char" style:family="text" style:name="748">
      <style:paragraph-properties/>
      <style:text-properties fo:color="#272727" fo:font-family="Arial" style:font-family-complex="Arial" fo:font-style="italic"/>
    </style:style>
    <style:style style:parent-style-name="729" style:display-name="Title" style:family="paragraph" style:name="749">
      <style:paragraph-properties fo:line-height="100%" fo:margin-bottom="4pt"/>
      <style:text-properties fo:font-family="Arial" style:font-family-complex="Arial" fo:font-size="28pt" fo:letter-spacing="-0.5pt"/>
    </style:style>
    <style:style style:parent-style-name="739" style:display-name="Title Char" style:family="text" style:name="750">
      <style:paragraph-properties/>
      <style:text-properties fo:font-family="Arial" style:font-family-complex="Arial" fo:font-size="28pt" fo:letter-spacing="-0.5pt"/>
    </style:style>
    <style:style style:parent-style-name="729" style:display-name="Subtitle" style:family="paragraph" style:name="751">
      <style:paragraph-properties/>
      <style:text-properties fo:color="#595959" fo:font-size="14pt" fo:letter-spacing="0.75pt"/>
    </style:style>
    <style:style style:parent-style-name="739" style:display-name="Subtitle Char" style:family="text" style:name="752">
      <style:paragraph-properties/>
      <style:text-properties fo:color="#595959" fo:font-size="14pt" fo:letter-spacing="0.75pt"/>
    </style:style>
    <style:style style:parent-style-name="729" style:display-name="Quote" style:family="paragraph" style:name="753">
      <style:paragraph-properties fo:text-align="center" fo:margin-top="8pt"/>
      <style:text-properties fo:color="#404040" fo:font-style="italic"/>
    </style:style>
    <style:style style:parent-style-name="739" style:display-name="Quote Char" style:family="text" style:name="754">
      <style:paragraph-properties/>
      <style:text-properties fo:color="#404040" fo:font-style="italic"/>
    </style:style>
    <style:style style:parent-style-name="729" style:display-name="List Paragraph" style:family="paragraph" style:name="755">
      <style:paragraph-properties fo:margin-left="1.27cm" fo:margin-right="0cm" fo:text-indent="0cm"/>
    </style:style>
    <style:style style:parent-style-name="739" style:display-name="Intense Emphasis" style:family="text" style:name="756">
      <style:paragraph-properties/>
      <style:text-properties fo:color="#0f4761" fo:font-style="italic"/>
    </style:style>
    <style:style style:parent-style-name="729" style:display-name="Intense Quote" style:family="paragraph" style:name="757">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739" style:display-name="Intense Quote Char" style:family="text" style:name="758">
      <style:paragraph-properties/>
      <style:text-properties fo:color="#0f4761" fo:font-style="italic"/>
    </style:style>
    <style:style style:parent-style-name="739" style:display-name="Intense Reference" style:family="text" style:name="759">
      <style:paragraph-properties/>
      <style:text-properties fo:font-variant="small-caps" fo:color="#0f4761" fo:letter-spacing="0.25pt" fo:font-weight="bold"/>
    </style:style>
    <style:style style:parent-style-name="729" style:display-name="No Spacing" style:family="paragraph" style:name="760">
      <style:paragraph-properties fo:line-height="100%" fo:margin-bottom="0pt"/>
    </style:style>
    <style:style style:parent-style-name="739" style:display-name="Subtle Emphasis" style:family="text" style:name="761">
      <style:paragraph-properties/>
      <style:text-properties fo:color="#404040" fo:font-style="italic"/>
    </style:style>
    <style:style style:parent-style-name="739" style:display-name="Emphasis" style:family="text" style:name="762">
      <style:paragraph-properties/>
      <style:text-properties fo:font-style="italic"/>
    </style:style>
    <style:style style:parent-style-name="739" style:display-name="Strong" style:family="text" style:name="763">
      <style:paragraph-properties/>
      <style:text-properties fo:font-weight="bold"/>
    </style:style>
    <style:style style:parent-style-name="739" style:display-name="Subtle Reference" style:family="text" style:name="764">
      <style:paragraph-properties/>
      <style:text-properties fo:font-variant="small-caps" fo:color="#5a5a5a"/>
    </style:style>
    <style:style style:parent-style-name="739" style:display-name="Book Title" style:family="text" style:name="765">
      <style:paragraph-properties/>
      <style:text-properties fo:letter-spacing="0.25pt" fo:font-style="italic" fo:font-weight="bold"/>
    </style:style>
    <style:style style:parent-style-name="739" style:display-name="Header Char" style:family="text" style:name="766">
      <style:paragraph-properties/>
    </style:style>
    <style:style style:parent-style-name="739" style:display-name="Footer Char" style:family="text" style:name="767">
      <style:paragraph-properties/>
    </style:style>
    <style:style style:parent-style-name="729" style:display-name="footnote text" style:family="paragraph" style:name="768">
      <style:paragraph-properties fo:line-height="100%" fo:margin-bottom="0pt"/>
      <style:text-properties fo:font-size="10pt"/>
    </style:style>
    <style:style style:parent-style-name="739" style:display-name="Footnote Text Char" style:family="text" style:name="769">
      <style:paragraph-properties/>
      <style:text-properties fo:font-size="10pt"/>
    </style:style>
    <style:style style:parent-style-name="739" style:display-name="footnote reference" style:family="text" style:name="770">
      <style:paragraph-properties/>
      <style:text-properties style:text-position="super 58%"/>
    </style:style>
    <style:style style:parent-style-name="729" style:display-name="endnote text" style:family="paragraph" style:name="771">
      <style:paragraph-properties fo:line-height="100%" fo:margin-bottom="0pt"/>
      <style:text-properties fo:font-size="10pt"/>
    </style:style>
    <style:style style:parent-style-name="739" style:display-name="Endnote Text Char" style:family="text" style:name="772">
      <style:paragraph-properties/>
      <style:text-properties fo:font-size="10pt"/>
    </style:style>
    <style:style style:parent-style-name="739" style:display-name="endnote reference" style:family="text" style:name="773">
      <style:paragraph-properties/>
      <style:text-properties style:text-position="super 58%"/>
    </style:style>
    <style:style style:parent-style-name="739" style:display-name="Hyperlink" style:family="text" style:name="774">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729" style:display-name="Internet link" style:family="text" style:name="775">
      <style:paragraph-properties/>
      <style:text-properties fo:color="#0563c1" style:text-underline-type="single" style:text-underline-style="solid" style:text-underline-width="auto" style:text-underline-color="font-color"/>
    </style:style>
    <style:style style:parent-style-name="739" style:display-name="FollowedHyperlink" style:family="text" style:name="776">
      <style:paragraph-properties/>
      <style:text-properties fo:color="#954f72" style:text-underline-type="single" style:text-underline-style="solid" style:text-underline-width="auto" style:text-underline-color="font-color"/>
    </style:style>
    <style:style style:parent-style-name="729" style:display-name="toc 1" style:family="paragraph" style:name="777">
      <style:paragraph-properties fo:margin-bottom="5pt"/>
    </style:style>
    <style:style style:parent-style-name="729" style:display-name="toc 2" style:family="paragraph" style:name="778">
      <style:paragraph-properties fo:margin-left="0.3881cm" fo:margin-right="0cm" fo:text-indent="0cm" fo:margin-bottom="5pt"/>
    </style:style>
    <style:style style:parent-style-name="729" style:display-name="toc 3" style:family="paragraph" style:name="779">
      <style:paragraph-properties fo:margin-left="0.7762cm" fo:margin-right="0cm" fo:text-indent="0cm" fo:margin-bottom="5pt"/>
    </style:style>
    <style:style style:parent-style-name="729" style:display-name="toc 4" style:family="paragraph" style:name="780">
      <style:paragraph-properties fo:margin-left="1.164cm" fo:margin-right="0cm" fo:text-indent="0cm" fo:margin-bottom="5pt"/>
    </style:style>
    <style:style style:parent-style-name="729" style:display-name="toc 5" style:family="paragraph" style:name="781">
      <style:paragraph-properties fo:margin-left="1.552cm" fo:margin-right="0cm" fo:text-indent="0cm" fo:margin-bottom="5pt"/>
    </style:style>
    <style:style style:parent-style-name="729" style:display-name="toc 6" style:family="paragraph" style:name="782">
      <style:paragraph-properties fo:margin-left="1.94cm" fo:margin-right="0cm" fo:text-indent="0cm" fo:margin-bottom="5pt"/>
    </style:style>
    <style:style style:parent-style-name="729" style:display-name="toc 7" style:family="paragraph" style:name="783">
      <style:paragraph-properties fo:margin-left="2.328cm" fo:margin-right="0cm" fo:text-indent="0cm" fo:margin-bottom="5pt"/>
    </style:style>
    <style:style style:parent-style-name="729" style:display-name="toc 8" style:family="paragraph" style:name="784">
      <style:paragraph-properties fo:margin-left="2.717cm" fo:margin-right="0cm" fo:text-indent="0cm" fo:margin-bottom="5pt"/>
    </style:style>
    <style:style style:parent-style-name="729" style:display-name="toc 9" style:family="paragraph" style:name="785">
      <style:paragraph-properties fo:margin-left="3.105cm" fo:margin-right="0cm" fo:text-indent="0cm" fo:margin-bottom="5pt"/>
    </style:style>
    <style:style style:parent-style-name="729" style:display-name="TOC Heading" style:family="paragraph" style:name="786">
      <style:paragraph-properties/>
    </style:style>
    <style:style style:parent-style-name="729" style:display-name="table of figures" style:family="paragraph" style:name="787">
      <style:paragraph-properties fo:margin-bottom="0pt"/>
    </style:style>
    <style:style style:parent-style-name="729" style:display-name="DStyle_paragraph" style:family="paragraph" style:name="788">
      <style:paragraph-properties/>
      <style:text-properties fo:color="#000000" fo:font-family="Liberation Serif" style:font-family-complex="Liberation Serif" fo:font-size="12pt" fo:language="es" fo:country="ES"/>
    </style:style>
    <style:style style:parent-style-name="788" style:display-name="Standard" style:family="paragraph" style:name="789">
      <style:paragraph-properties/>
      <style:text-properties/>
    </style:style>
    <style:style style:parent-style-name="789" style:display-name="Heading" style:family="paragraph" style:name="790">
      <style:paragraph-properties fo:margin-top="12pt" fo:margin-bottom="6pt"/>
      <style:text-properties fo:font-family="Liberation Sans" style:font-family-complex="Liberation Sans" fo:font-size="14pt"/>
    </style:style>
    <style:style style:parent-style-name="789" style:display-name="Text body" style:family="paragraph" style:name="791">
      <style:paragraph-properties fo:line-height="115%" fo:margin-top="0pt" fo:margin-bottom="7pt"/>
    </style:style>
    <style:style style:parent-style-name="791" style:display-name="List" style:family="paragraph" style:name="792">
      <style:paragraph-properties/>
    </style:style>
    <style:style style:parent-style-name="789" style:display-name="Caption" style:family="paragraph" style:name="793">
      <style:paragraph-properties fo:margin-top="6pt" fo:margin-bottom="6pt"/>
      <style:text-properties fo:font-size="12pt" fo:font-style="italic"/>
    </style:style>
    <style:style style:parent-style-name="789" style:display-name="Index" style:family="paragraph" style:name="794">
      <style:paragraph-properties/>
    </style:style>
    <style:style style:parent-style-name="789" style:display-name="Header and Footer" style:family="paragraph" style:name="795">
      <style:paragraph-properties>
        <style:tab-stops>
          <style:tab-stop style:position="8.499cm" style:type="center"/>
          <style:tab-stop style:position="17cm" style:type="right"/>
        </style:tab-stops>
      </style:paragraph-properties>
    </style:style>
    <style:style style:parent-style-name="795" style:display-name="Header" style:family="paragraph" style:name="796">
      <style:paragraph-properties>
        <style:tab-stops>
          <style:tab-stop style:position="8.499cm" style:type="center"/>
          <style:tab-stop style:position="17cm" style:type="right"/>
        </style:tab-stops>
      </style:paragraph-properties>
    </style:style>
    <style:style style:parent-style-name="795" style:display-name="Footer" style:family="paragraph" style:name="797">
      <style:paragraph-properties>
        <style:tab-stops>
          <style:tab-stop style:position="8.499cm" style:type="center"/>
          <style:tab-stop style:position="17cm" style:type="right"/>
        </style:tab-stops>
      </style:paragraph-properties>
    </style:style>
    <style:style style:parent-style-name="729" style:display-name="Strong Emphasis" style:family="text" style:name="798">
      <style:paragraph-properties/>
      <style:text-properties fo:font-weight="bold"/>
    </style:style>
    <style:style style:parent-style-name="729" style:display-name="Bullet Symbols" style:family="text" style:name="799">
      <style:paragraph-properties/>
      <style:text-properties fo:font-family="OpenSymbol" style:font-family-complex="OpenSymbol"/>
    </style:style>
    <style:style style:parent-style-name="729" style:display-name="T1" style:family="text" style:name="800">
      <style:paragraph-properties/>
    </style:style>
    <style:style style:parent-style-name="729" style:display-name="T2" style:family="text" style:name="801">
      <style:paragraph-properties/>
    </style:style>
    <style:style style:parent-style-name="729" style:display-name="T3" style:family="text" style:name="802">
      <style:paragraph-properties/>
    </style:style>
    <style:style style:parent-style-name="729" style:display-name="T4" style:family="text" style:name="803">
      <style:paragraph-properties/>
    </style:style>
    <style:style style:parent-style-name="729" style:display-name="T5" style:family="text" style:name="804">
      <style:paragraph-properties/>
    </style:style>
    <style:style style:parent-style-name="729" style:display-name="T6" style:family="text" style:name="805">
      <style:paragraph-properties/>
    </style:style>
    <style:style style:parent-style-name="729" style:display-name="T7" style:family="text" style:name="806">
      <style:paragraph-properties/>
    </style:style>
    <style:style style:parent-style-name="729" style:display-name="T8" style:family="text" style:name="807">
      <style:paragraph-properties/>
    </style:style>
    <style:style style:parent-style-name="729" style:display-name="T9" style:family="text" style:name="808">
      <style:paragraph-properties/>
    </style:style>
    <style:style style:parent-style-name="729" style:display-name="T10" style:family="text" style:name="809">
      <style:paragraph-properties/>
    </style:style>
    <style:style style:parent-style-name="729" style:display-name="T11" style:family="text" style:name="810">
      <style:paragraph-properties/>
    </style:style>
    <style:style style:parent-style-name="729" style:display-name="T12" style:family="text" style:name="811">
      <style:paragraph-properties/>
      <style:text-properties fo:font-family="OpenSymbol" style:font-family-complex="OpenSymbol"/>
    </style:style>
    <style:style style:parent-style-name="729" style:display-name="T13" style:family="text" style:name="812">
      <style:paragraph-properties/>
    </style:style>
    <style:style style:parent-style-name="729" style:display-name="T14" style:family="text" style:name="813">
      <style:paragraph-properties/>
    </style:style>
    <style:style style:parent-style-name="729" style:display-name="T15" style:family="text" style:name="814">
      <style:paragraph-properties/>
    </style:style>
    <style:style style:parent-style-name="729" style:display-name="T16" style:family="text" style:name="815">
      <style:paragraph-properties/>
    </style:style>
    <style:style style:parent-style-name="729" style:display-name="T17" style:family="text" style:name="816">
      <style:paragraph-properties/>
    </style:style>
    <style:style style:parent-style-name="729" style:display-name="T18" style:family="text" style:name="817">
      <style:paragraph-properties/>
    </style:style>
    <style:style style:parent-style-name="729" style:display-name="T19" style:family="text" style:name="818">
      <style:paragraph-properties/>
    </style:style>
    <style:style style:parent-style-name="729" style:display-name="T20" style:family="text" style:name="819">
      <style:paragraph-properties/>
    </style:style>
    <style:style style:parent-style-name="729" style:display-name="T21" style:family="text" style:name="820">
      <style:paragraph-properties/>
    </style:style>
    <style:style style:parent-style-name="729" style:display-name="T22" style:family="text" style:name="821">
      <style:paragraph-properties/>
    </style:style>
    <style:style style:parent-style-name="729" style:display-name="T23" style:family="text" style:name="822">
      <style:paragraph-properties/>
    </style:style>
    <style:style style:parent-style-name="729" style:display-name="T24" style:family="text" style:name="823">
      <style:paragraph-properties/>
    </style:style>
    <style:style style:parent-style-name="729" style:display-name="T25" style:family="text" style:name="824">
      <style:paragraph-properties/>
    </style:style>
    <style:style style:parent-style-name="729" style:display-name="T26" style:family="text" style:name="825">
      <style:paragraph-properties/>
    </style:style>
    <style:style style:parent-style-name="729" style:display-name="T27" style:family="text" style:name="826">
      <style:paragraph-properties/>
    </style:style>
    <style:style style:parent-style-name="729" style:display-name="T28" style:family="text" style:name="827">
      <style:paragraph-properties/>
    </style:style>
    <style:style style:parent-style-name="729" style:display-name="T29" style:family="text" style:name="828">
      <style:paragraph-properties/>
    </style:style>
    <style:style style:parent-style-name="729" style:display-name="T30" style:family="text" style:name="829">
      <style:paragraph-properties/>
    </style:style>
    <style:style style:parent-style-name="729" style:display-name="T31" style:family="text" style:name="830">
      <style:paragraph-properties/>
    </style:style>
    <style:style style:parent-style-name="729" style:display-name="T32" style:family="text" style:name="831">
      <style:paragraph-properties/>
    </style:style>
    <style:style style:parent-style-name="729" style:display-name="T33" style:family="text" style:name="832">
      <style:paragraph-properties/>
    </style:style>
    <style:style style:parent-style-name="729" style:display-name="T34" style:family="text" style:name="833">
      <style:paragraph-properties/>
    </style:style>
    <style:style style:parent-style-name="729" style:display-name="T35" style:family="text" style:name="834">
      <style:paragraph-properties/>
    </style:style>
    <style:style style:parent-style-name="729" style:display-name="T36" style:family="text" style:name="835">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fo:font-family="OpenSymbol" style:font-family-complex="OpenSymbol"/>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text:list-style style:name="WWNum1">
      <text:list-level-style-bullet text:level="1" text:style-name="T1" text:bullet-char="•  ">
        <style:list-level-properties text:list-level-position-and-space-mode="label-alignment">
          <style:list-level-label-alignment fo:text-indent="-0.635cm" fo:margin-left="1.27cm"/>
        </style:list-level-properties>
        <style:text-properties/>
      </text:list-level-style-bullet>
      <text:list-level-style-bullet text:level="2" text:style-name="T2" text:bullet-char="◦">
        <style:list-level-properties text:list-level-position-and-space-mode="label-alignment">
          <style:list-level-label-alignment fo:text-indent="-0.635cm" fo:margin-left="1.905cm"/>
        </style:list-level-properties>
        <style:text-properties/>
      </text:list-level-style-bullet>
      <text:list-level-style-bullet text:level="3" text:style-name="T3" text:bullet-char="▪">
        <style:list-level-properties text:list-level-position-and-space-mode="label-alignment">
          <style:list-level-label-alignment fo:text-indent="-0.635cm" fo:margin-left="2.54cm"/>
        </style:list-level-properties>
        <style:text-properties/>
      </text:list-level-style-bullet>
      <text:list-level-style-bullet text:level="4" text:style-name="T4" text:bullet-char="•  ">
        <style:list-level-properties text:list-level-position-and-space-mode="label-alignment">
          <style:list-level-label-alignment fo:text-indent="-0.635cm" fo:margin-left="3.175cm"/>
        </style:list-level-properties>
        <style:text-properties/>
      </text:list-level-style-bullet>
      <text:list-level-style-bullet text:level="5" text:style-name="T5" text:bullet-char="◦">
        <style:list-level-properties text:list-level-position-and-space-mode="label-alignment">
          <style:list-level-label-alignment fo:text-indent="-0.635cm" fo:margin-left="3.81cm"/>
        </style:list-level-properties>
        <style:text-properties/>
      </text:list-level-style-bullet>
      <text:list-level-style-bullet text:level="6" text:style-name="T6" text:bullet-char="▪">
        <style:list-level-properties text:list-level-position-and-space-mode="label-alignment">
          <style:list-level-label-alignment fo:text-indent="-0.635cm" fo:margin-left="4.445cm"/>
        </style:list-level-properties>
        <style:text-properties/>
      </text:list-level-style-bullet>
      <text:list-level-style-bullet text:level="7" text:style-name="T7" text:bullet-char="•  ">
        <style:list-level-properties text:list-level-position-and-space-mode="label-alignment">
          <style:list-level-label-alignment fo:text-indent="-0.635cm" fo:margin-left="5.08cm"/>
        </style:list-level-properties>
        <style:text-properties/>
      </text:list-level-style-bullet>
      <text:list-level-style-bullet text:level="8" text:style-name="T8" text:bullet-char="◦">
        <style:list-level-properties text:list-level-position-and-space-mode="label-alignment">
          <style:list-level-label-alignment fo:text-indent="-0.635cm" fo:margin-left="5.715cm"/>
        </style:list-level-properties>
        <style:text-properties/>
      </text:list-level-style-bullet>
      <text:list-level-style-bullet text:level="9" text:style-name="T9" text:bullet-char="▪">
        <style:list-level-properties text:list-level-position-and-space-mode="label-alignment">
          <style:list-level-label-alignment fo:text-indent="-0.635cm" fo:margin-left="6.35cm"/>
        </style:list-level-properties>
        <style:text-properties/>
      </text:list-level-style-bullet>
    </text:list-style>
    <text:list-style style:name="WWNum2">
      <text:list-level-style-number text:level="1" text:style-name="T10"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1" text:display-levels="2"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bullet text:level="3" text:style-name="T1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number text:level="4" text:style-name="T13"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14"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15"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16"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17"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18"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3">
      <text:list-level-style-bullet text:level="1" text:style-name="T19" text:bullet-char="•  ">
        <style:list-level-properties text:list-level-position-and-space-mode="label-alignment">
          <style:list-level-label-alignment fo:text-indent="-0.635cm" fo:margin-left="2.521cm"/>
        </style:list-level-properties>
        <style:text-properties/>
      </text:list-level-style-bullet>
      <text:list-level-style-bullet text:level="2" text:style-name="T20" text:bullet-char="◦">
        <style:list-level-properties text:list-level-position-and-space-mode="label-alignment">
          <style:list-level-label-alignment fo:text-indent="-0.635cm" fo:margin-left="3.156cm"/>
        </style:list-level-properties>
        <style:text-properties/>
      </text:list-level-style-bullet>
      <text:list-level-style-bullet text:level="3" text:style-name="T21" text:bullet-char="▪">
        <style:list-level-properties text:list-level-position-and-space-mode="label-alignment">
          <style:list-level-label-alignment fo:text-indent="-0.635cm" fo:margin-left="3.791cm"/>
        </style:list-level-properties>
        <style:text-properties/>
      </text:list-level-style-bullet>
      <text:list-level-style-bullet text:level="4" text:style-name="T22" text:bullet-char="•  ">
        <style:list-level-properties text:list-level-position-and-space-mode="label-alignment">
          <style:list-level-label-alignment fo:text-indent="-0.635cm" fo:margin-left="4.426cm"/>
        </style:list-level-properties>
        <style:text-properties/>
      </text:list-level-style-bullet>
      <text:list-level-style-bullet text:level="5" text:style-name="T23" text:bullet-char="◦">
        <style:list-level-properties text:list-level-position-and-space-mode="label-alignment">
          <style:list-level-label-alignment fo:text-indent="-0.635cm" fo:margin-left="5.061cm"/>
        </style:list-level-properties>
        <style:text-properties/>
      </text:list-level-style-bullet>
      <text:list-level-style-bullet text:level="6" text:style-name="T24" text:bullet-char="▪">
        <style:list-level-properties text:list-level-position-and-space-mode="label-alignment">
          <style:list-level-label-alignment fo:text-indent="-0.635cm" fo:margin-left="5.696cm"/>
        </style:list-level-properties>
        <style:text-properties/>
      </text:list-level-style-bullet>
      <text:list-level-style-bullet text:level="7" text:style-name="T25" text:bullet-char="•  ">
        <style:list-level-properties text:list-level-position-and-space-mode="label-alignment">
          <style:list-level-label-alignment fo:text-indent="-0.635cm" fo:margin-left="6.331cm"/>
        </style:list-level-properties>
        <style:text-properties/>
      </text:list-level-style-bullet>
      <text:list-level-style-bullet text:level="8" text:style-name="T26" text:bullet-char="◦">
        <style:list-level-properties text:list-level-position-and-space-mode="label-alignment">
          <style:list-level-label-alignment fo:text-indent="-0.635cm" fo:margin-left="6.966cm"/>
        </style:list-level-properties>
        <style:text-properties/>
      </text:list-level-style-bullet>
      <text:list-level-style-bullet text:level="9" text:style-name="T27" text:bullet-char="▪">
        <style:list-level-properties text:list-level-position-and-space-mode="label-alignment">
          <style:list-level-label-alignment fo:text-indent="-0.635cm" fo:margin-left="7.601cm"/>
        </style:list-level-properties>
        <style:text-properties/>
      </text:list-level-style-bullet>
    </text:list-style>
    <text:list-style style:name="WWNum4">
      <text:list-level-style-bullet text:level="1" text:style-name="T28" text:bullet-char="• ">
        <style:list-level-properties text:list-level-position-and-space-mode="label-alignment">
          <style:list-level-label-alignment fo:margin-left="0cm"/>
        </style:list-level-properties>
        <style:text-properties/>
      </text:list-level-style-bullet>
      <text:list-level-style-bullet text:level="2" text:style-name="T29" text:bullet-char="• ">
        <style:list-level-properties text:list-level-position-and-space-mode="label-alignment">
          <style:list-level-label-alignment fo:margin-left="0cm"/>
        </style:list-level-properties>
        <style:text-properties/>
      </text:list-level-style-bullet>
      <text:list-level-style-bullet text:level="3" text:style-name="T30" text:bullet-char="• ">
        <style:list-level-properties text:list-level-position-and-space-mode="label-alignment">
          <style:list-level-label-alignment fo:margin-left="0cm"/>
        </style:list-level-properties>
        <style:text-properties/>
      </text:list-level-style-bullet>
      <text:list-level-style-bullet text:level="4" text:style-name="T31" text:bullet-char="• ">
        <style:list-level-properties text:list-level-position-and-space-mode="label-alignment">
          <style:list-level-label-alignment fo:margin-left="0cm"/>
        </style:list-level-properties>
        <style:text-properties/>
      </text:list-level-style-bullet>
      <text:list-level-style-bullet text:level="5" text:style-name="T32" text:bullet-char="• ">
        <style:list-level-properties text:list-level-position-and-space-mode="label-alignment">
          <style:list-level-label-alignment fo:margin-left="0cm"/>
        </style:list-level-properties>
        <style:text-properties/>
      </text:list-level-style-bullet>
      <text:list-level-style-bullet text:level="6" text:style-name="T33" text:bullet-char="• ">
        <style:list-level-properties text:list-level-position-and-space-mode="label-alignment">
          <style:list-level-label-alignment fo:margin-left="0cm"/>
        </style:list-level-properties>
        <style:text-properties/>
      </text:list-level-style-bullet>
      <text:list-level-style-bullet text:level="7" text:style-name="T34" text:bullet-char="• ">
        <style:list-level-properties text:list-level-position-and-space-mode="label-alignment">
          <style:list-level-label-alignment fo:margin-left="0cm"/>
        </style:list-level-properties>
        <style:text-properties/>
      </text:list-level-style-bullet>
      <text:list-level-style-bullet text:level="8" text:style-name="T35" text:bullet-char="• ">
        <style:list-level-properties text:list-level-position-and-space-mode="label-alignment">
          <style:list-level-label-alignment fo:margin-left="0cm"/>
        </style:list-level-properties>
        <style:text-properties/>
      </text:list-level-style-bullet>
      <text:list-level-style-bullet text:level="9" text:style-name="T36" text:bullet-char="• ">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cm" fo:page-height="29.7cm" style:print-orientation="portrait" fo:margin-top="2cm" fo:margin-bottom="2cm" fo:margin-left="2cm" fo:margin-right="2cm"/>
      <style:header-style>
        <style:header-footer-properties svg:height="0.9984cm" fo:min-height="0.9984cm"/>
      </style:header-style>
      <style:footer-style>
        <style:header-footer-properties fo:min-height="2cm"/>
      </style:footer-style>
    </style:page-layout>
    <style:page-layout style:name="Mpm2">
      <style:page-layout-properties fo:page-width="21cm" fo:page-height="29.7cm" style:print-orientation="portrait" fo:margin-top="2cm" fo:margin-bottom="2cm" fo:margin-left="2cm" fo:margin-right="2cm"/>
      <style:header-style>
        <style:header-footer-properties svg:height="0.5998cm" fo:min-height="0.5998cm"/>
      </style:header-style>
    </style:page-layout>
    <style:page-layout style:name="Mpm3">
      <style:page-layout-properties fo:page-width="21cm" fo:page-height="29.7cm" style:print-orientation="portrait" fo:margin-top="2cm" fo:margin-bottom="2cm" fo:margin-left="2cm" fo:margin-right="2cm"/>
      <style:header-style>
        <style:header-footer-properties svg:height="0.9984cm" fo:min-height="0.9984cm"/>
      </style:header-style>
      <style:footer-style>
        <style:header-footer-properties fo:min-height="2cm"/>
      </style:footer-style>
    </style:page-layout>
    <style:page-layout style:name="Mpm4">
      <style:page-layout-properties fo:page-width="21cm" fo:page-height="29.7cm" style:print-orientation="portrait" fo:margin-top="2cm" fo:margin-bottom="2cm" fo:margin-left="2cm" fo:margin-right="2cm"/>
      <style:header-style>
        <style:header-footer-properties svg:height="0.9984cm" fo:min-height="0.9984cm"/>
      </style:header-style>
      <style:footer-style>
        <style:header-footer-properties fo:min-height="2cm"/>
      </style:footer-style>
    </style:page-layout>
    <style:style style:parent-style-name="796" style:family="paragraph" style:name="P41">
      <style:paragraph-properties fo:background-color="#ff3838">
        <style:tab-stops>
          <style:tab-stop style:position="8.499cm" style:type="center"/>
          <style:tab-stop style:position="17cm" style:type="right"/>
        </style:tab-stops>
      </style:paragraph-properties>
      <style:text-properties fo:color="#ffffff"/>
    </style:style>
    <style:style style:family="text" style:name="T107">
      <style:text-properties fo:color="#ffffff"/>
    </style:style>
    <style:style style:family="text" style:name="T108">
      <style:text-properties fo:color="#ffffff"/>
    </style:style>
    <style:style style:family="text" style:name="T109">
      <style:text-properties fo:color="#ffffff"/>
    </style:style>
    <style:style style:parent-style-name="797" style:family="paragraph" style:name="P42">
      <style:paragraph-properties fo:text-align="center">
        <style:tab-stops>
          <style:tab-stop style:position="8.499cm" style:type="center"/>
          <style:tab-stop style:position="17cm" style:type="right"/>
        </style:tab-stops>
      </style:paragraph-properties>
      <style:text-properties/>
    </style:style>
    <style:style style:parent-style-name="796" style:family="paragraph" style:name="P44">
      <style:paragraph-properties fo:background-color="#ff3838">
        <style:tab-stops>
          <style:tab-stop style:position="8.499cm" style:type="center"/>
          <style:tab-stop style:position="17cm" style:type="right"/>
        </style:tab-stops>
      </style:paragraph-properties>
      <style:text-properties fo:color="#ffffff"/>
    </style:style>
    <style:style style:family="text" style:name="T110">
      <style:text-properties fo:color="#ffffff"/>
    </style:style>
    <style:style style:family="text" style:name="T111">
      <style:text-properties fo:color="#ffffff"/>
    </style:style>
    <style:style style:family="text" style:name="T112">
      <style:text-properties fo:color="#ffffff"/>
    </style:style>
    <style:style style:parent-style-name="796" style:family="paragraph" style:name="P48">
      <style:paragraph-properties fo:background-color="#ff3838">
        <style:tab-stops>
          <style:tab-stop style:position="8.499cm" style:type="center"/>
          <style:tab-stop style:position="17cm" style:type="right"/>
        </style:tab-stops>
      </style:paragraph-properties>
      <style:text-properties fo:color="#ffffff"/>
    </style:style>
    <style:style style:family="text" style:name="T120">
      <style:text-properties fo:color="#ffffff"/>
    </style:style>
    <style:style style:family="text" style:name="T121">
      <style:text-properties fo:color="#ffffff"/>
    </style:style>
    <style:style style:family="text" style:name="T122">
      <style:text-properties fo:color="#ffffff"/>
    </style:style>
    <style:style style:parent-style-name="797" style:family="paragraph" style:name="P49">
      <style:paragraph-properties fo:text-align="center">
        <style:tab-stops>
          <style:tab-stop style:position="8.499cm" style:type="center"/>
          <style:tab-stop style:position="17cm" style:type="right"/>
        </style:tab-stops>
      </style:paragraph-properties>
      <style:text-properties/>
    </style:style>
    <style:style style:parent-style-name="796" style:family="paragraph" style:name="P51">
      <style:paragraph-properties fo:background-color="#ff3838">
        <style:tab-stops>
          <style:tab-stop style:position="8.499cm" style:type="center"/>
          <style:tab-stop style:position="17cm" style:type="right"/>
        </style:tab-stops>
      </style:paragraph-properties>
      <style:text-properties fo:color="#ffffff"/>
    </style:style>
    <style:style style:family="text" style:name="T126">
      <style:text-properties fo:color="#ffffff"/>
    </style:style>
    <style:style style:family="text" style:name="T127">
      <style:text-properties fo:color="#ffffff"/>
    </style:style>
    <style:style style:family="text" style:name="T128">
      <style:text-properties fo:color="#ffffff"/>
    </style:style>
    <style:style style:parent-style-name="797" style:family="paragraph" style:name="P52">
      <style:paragraph-properties fo:text-align="center">
        <style:tab-stops>
          <style:tab-stop style:position="8.499cm" style:type="center"/>
          <style:tab-stop style:position="17cm" style:type="right"/>
        </style:tab-stops>
      </style:paragraph-properties>
      <style:text-properties/>
    </style:style>
  </office:automatic-styles>
  <office:master-styles>
    <style:master-page style:name="Standard" style:page-layout-name="Mpm1">
      <style:footer>
        <text:p text:style-name="P42"><text:span/><text:span/><text:span/><text:page-number text:select-page="current"><text:span/></text:page-number><text:span/></text:p>
      </style:footer>
      <style:header>
        <text:p text:style-name="P41"><text:span text:style-name="T107">PORTAL WEB<text:tab/><text:tab/>HÉCTOR PRIETO PÉREZ</text:span><text:span text:style-name="T108"/><text:span text:style-name="T109"/></text:p>
      </style:header>
    </style:master-page>
    <style:master-page style:name="MasterPage2" style:page-layout-name="Mpm2">
      <style:header>
        <text:p text:style-name="P44"><text:span text:style-name="T110">PORTAL WEB<text:tab/><text:tab/>HÉCTOR PRIETO PÉREZ</text:span><text:span text:style-name="T111"/><text:span text:style-name="T112"/></text:p>
      </style:header>
    </style:master-page>
    <style:master-page style:name="MasterPage3" style:page-layout-name="Mpm3">
      <style:footer>
        <text:p text:style-name="P49"><text:span/><text:span/><text:span/><text:page-number text:select-page="current"><text:span/></text:page-number><text:span/></text:p>
      </style:footer>
      <style:header>
        <text:p text:style-name="P48"><text:span text:style-name="T120">PORTAL WEB<text:tab/><text:tab/>HÉCTOR PRIETO PÉREZ</text:span><text:span text:style-name="T121"/><text:span text:style-name="T122"/></text:p>
      </style:header>
    </style:master-page>
    <style:master-page style:name="MasterPage4" style:page-layout-name="Mpm4">
      <style:footer>
        <text:p text:style-name="P52"><text:span/><text:span/><text:span/><text:page-number text:select-page="current"><text:span/></text:page-number><text:span/></text:p>
      </style:footer>
      <style:header>
        <text:p text:style-name="P51"><text:span text:style-name="T126">PORTAL WEB<text:tab/><text:tab/>HÉCTOR PRIETO PÉREZ</text:span><text:span text:style-name="T127"/><text:span text:style-name="T12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2.0.143</meta:generator>
    <meta:creation-date>2024-10-23T14:16:34Z</meta:creation-date>
  </office:meta>
</office:document-meta>
</file>